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29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156.1mm"/>
    </style:style>
    <style:style style:name="co5" style:family="table-column">
      <style:table-column-properties fo:break-before="auto" style:column-width="17.99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11.11mm"/>
    </style:style>
    <style:style style:name="co10" style:family="table-column">
      <style:table-column-properties fo:break-before="auto" style:column-width="13.49mm"/>
    </style:style>
    <style:style style:name="co11" style:family="table-column">
      <style:table-column-properties fo:break-before="auto" style:column-width="27.78mm"/>
    </style:style>
    <style:style style:name="ro1" style:family="table-row">
      <style:table-row-properties style:row-height="5.5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LISTA O CANDIDATO</text:p>
          </table:table-cell>
          <table:table-cell office:value-type="string" calcext:value-type="string">
            <text:p>DONANTE</text:p>
          </table:table-cell>
          <table:table-cell office:value-type="string" calcext:value-type="string">
            <text:p>DINERO DONADO</text:p>
          </table:table-cell>
          <table:table-cell office:value-type="string" calcext:value-type="string">
            <text:p>TIPO DE DONAC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960 CANELONES</text:p>
          </table:table-cell>
          <table:table-cell office:value-type="string" calcext:value-type="string">
            <text:p>ANONIMA 1- 960 CANELONES UNIDAD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960 CANELONES</text:p>
          </table:table-cell>
          <table:table-cell office:value-type="string" calcext:value-type="string">
            <text:p>ANONIMA 2- 960 CANELONES UNIDAD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960 COLONIA</text:p>
          </table:table-cell>
          <table:table-cell office:value-type="string" calcext:value-type="string">
            <text:p>ANONIMA 1- 960 COLONIA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60 MALDONADO</text:p>
          </table:table-cell>
          <table:table-cell office:value-type="string" calcext:value-type="string">
            <text:p>ANONIMA 1- 960 MALDONAD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60 MALDONADO</text:p>
          </table:table-cell>
          <table:table-cell office:value-type="string" calcext:value-type="string">
            <text:p>ANONIMA 2- 960 MALDONAD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60 MONTEVIDEO</text:p>
          </table:table-cell>
          <table:table-cell office:value-type="string" calcext:value-type="string">
            <text:p>ANONIMA 1- 960 MONTEVIDE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60 MONTEVIDEO</text:p>
          </table:table-cell>
          <table:table-cell office:value-type="string" calcext:value-type="string">
            <text:p>ANONIMA 2- 960 MONTEVIDE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60 MONTEVIDEO</text:p>
          </table:table-cell>
          <table:table-cell office:value-type="string" calcext:value-type="string">
            <text:p>ANONIMA 3- 960 MONTEVIDE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60 MONTEVIDEO</text:p>
          </table:table-cell>
          <table:table-cell office:value-type="string" calcext:value-type="string">
            <text:p>EVENTO- 960 MONTEVIDEO ASAMBLEA POPULAR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60 SAN JOSE</text:p>
          </table:table-cell>
          <table:table-cell office:value-type="string" calcext:value-type="string">
            <text:p>ANONIMA 1- 960 SAN JOSE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960 SORIANO</text:p>
          </table:table-cell>
          <table:table-cell office:value-type="string" calcext:value-type="string">
            <text:p>ANONIMA 1- 960 SORIANO ASAMBLEA POPUL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ANONIMA 1- SENADO CARLOS SOSA ASAMBLEA POPULAR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ANONIMA 2- SENADO CARLOS SOSA ASAMBLEA POPULA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ANONIMA 3- SENADO CARLOS SOSA ASAMBLEA POPUL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ANONIMA 4- SENADO CARLOS SOSA ASAMBLEA POPUL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EVENTO-SENADO CARLOS SOSA ASAMBLEA POPULA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ARLOS SOSA</text:p>
          </table:table-cell>
          <table:table-cell office:value-type="string" calcext:value-type="string">
            <text:p>RICARDO COH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3311 ARTIGAS</text:p>
          </table:table-cell>
          <table:table-cell office:value-type="string" calcext:value-type="string">
            <text:p>VENTA DE CAMISETAS- 3311 ARTIGAS FRENTE AMPLIO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90712 ARTIGAS</text:p>
          </table:table-cell>
          <table:table-cell office:value-type="string" calcext:value-type="string">
            <text:p>ANONIMA 1- 90712 ARTIGAS FRENTE AMPLI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813 CANELONES</text:p>
          </table:table-cell>
          <table:table-cell office:value-type="string" calcext:value-type="string">
            <text:p>DARIO PEREZ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ARIEL ACEVE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COMPANIA DEL ESTE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EMPRESA LAINO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EMPRESA MARTINELLI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EVENTO- CENA RECAUDACION 2121 CANELONES FRENTE AMPLIO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FERNANDO MAZUCCHI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IMPRIMEX S.A.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JOSE MAHIA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LUIS GALL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MELINOR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121 CANELONES</text:p>
          </table:table-cell>
          <table:table-cell office:value-type="string" calcext:value-type="string">
            <text:p>SUPERMERCADO EL MASTILAZ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609 CANELONES</text:p>
          </table:table-cell>
          <table:table-cell office:value-type="string" calcext:value-type="string">
            <text:p>ANONIMA 1- 609 CANELONES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764 CANELONES</text:p>
          </table:table-cell>
          <table:table-cell office:value-type="string" calcext:value-type="string">
            <text:p>VENTA DE BONOS 764 CANELONES FRENTE AMPLI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775005 CANELONES</text:p>
          </table:table-cell>
          <table:table-cell office:value-type="string" calcext:value-type="string">
            <text:p>CENA 775005 CANELONES FRENTE AMPLI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775005 CANELONES</text:p>
          </table:table-cell>
          <table:table-cell office:value-type="string" calcext:value-type="string">
            <text:p>RIFAS 775005 CANELONES FRENTE AMPLIO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2199738 CERRO LARGO</text:p>
          </table:table-cell>
          <table:table-cell office:value-type="string" calcext:value-type="string">
            <text:p>RIFAS 2199738 CERRO LARGO FRENTE AMPLIO</text:p>
          </table:table-cell>
          <table:table-cell office:value-type="float" office:value="28005" calcext:value-type="float">
            <text:p>2800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311 CERRO LARGO</text:p>
          </table:table-cell>
          <table:table-cell office:value-type="string" calcext:value-type="string">
            <text:p>ANONIMA 1- 3311 CERRO LARG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311 CERRO LARGO</text:p>
          </table:table-cell>
          <table:table-cell office:value-type="string" calcext:value-type="string">
            <text:p>PRIMER TITULAR LISTA 3311 CERRO LARGO FRENTE AMPLI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8713 CERRO LARGO</text:p>
          </table:table-cell>
          <table:table-cell office:value-type="string" calcext:value-type="string">
            <text:p>ANONIMA 8713 CERRO LARGO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8713 CERRO LARGO</text:p>
          </table:table-cell>
          <table:table-cell office:value-type="string" calcext:value-type="string">
            <text:p>CANDIDATO- LISTA 8713 CERRO LARGO FRENTE AMPLIO</text:p>
          </table:table-cell>
          <table:table-cell office:value-type="float" office:value="29800" calcext:value-type="float">
            <text:p>298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2121 COLONIA</text:p>
          </table:table-cell>
          <table:table-cell office:value-type="string" calcext:value-type="string">
            <text:p>TGU S.A. </text:p>
          </table:table-cell>
          <table:table-cell office:value-type="float" office:value="48780" calcext:value-type="float">
            <text:p>4878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800440 COLONIA</text:p>
          </table:table-cell>
          <table:table-cell office:value-type="string" calcext:value-type="string">
            <text:p>CANDIDATO 1- 800440 COLONIA FRENTE AMPL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800440 COLONIA</text:p>
          </table:table-cell>
          <table:table-cell office:value-type="string" calcext:value-type="string">
            <text:p>CANDIDATO 2- 800440 COLONIA FRENTE AMPLI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800440 COLONIA</text:p>
          </table:table-cell>
          <table:table-cell office:value-type="string" calcext:value-type="string">
            <text:p>CANDIDATO 3- 800440 COLONIA FRENTE AMPLI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983 COLONIA</text:p>
          </table:table-cell>
          <table:table-cell office:value-type="string" calcext:value-type="string">
            <text:p>MICHEL CARLOS SKAFAR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983 COLONIA</text:p>
          </table:table-cell>
          <table:table-cell office:value-type="string" calcext:value-type="string">
            <text:p>RECAUDACION EN CENA- 938 COLONIA FRENTE AMPLIO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1971 DURAZNO</text:p>
          </table:table-cell>
          <table:table-cell office:value-type="string" calcext:value-type="string">
            <text:p>RAUL LICANDR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800 FLORIDA</text:p>
          </table:table-cell>
          <table:table-cell office:value-type="string" calcext:value-type="string">
            <text:p>EDGARDO FERREIRA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800 FLORIDA</text:p>
          </table:table-cell>
          <table:table-cell office:value-type="string" calcext:value-type="string">
            <text:p>HEBER PEREIRA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800 FLORIDA</text:p>
          </table:table-cell>
          <table:table-cell office:value-type="string" calcext:value-type="string">
            <text:p>TERESITA CAMEJ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902121 FLORIDA</text:p>
          </table:table-cell>
          <table:table-cell office:value-type="string" calcext:value-type="string">
            <text:p>ALEJANDRO ECHEVERRIA DE LEON</text:p>
          </table:table-cell>
          <table:table-cell office:value-type="float" office:value="117841" calcext:value-type="float">
            <text:p>117841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902121 FLORIDA</text:p>
          </table:table-cell>
          <table:table-cell office:value-type="string" calcext:value-type="string">
            <text:p>FLORENCIA SUAREZ FERREIR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902121 FLORIDA</text:p>
          </table:table-cell>
          <table:table-cell office:value-type="string" calcext:value-type="string">
            <text:p>MARIO JUIZ</text:p>
          </table:table-cell>
          <table:table-cell office:value-type="float" office:value="20796" calcext:value-type="float">
            <text:p>2079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902121 FLORIDA</text:p>
          </table:table-cell>
          <table:table-cell office:value-type="string" calcext:value-type="string">
            <text:p>RUBEN OSORIO 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1813800 LAVALLEJA</text:p>
          </table:table-cell>
          <table:table-cell office:value-type="string" calcext:value-type="string">
            <text:p>DONACION DE SERVICIOS Y MATERIALES DIPUTADO MARIO DIAZ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1813800 LAVALLEJA</text:p>
          </table:table-cell>
          <table:table-cell office:value-type="string" calcext:value-type="string">
            <text:p>PRIMER TITULAR LISTA 1813800 LAVALLEJA FRENTE AMPLI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2121 LAVALLEJA</text:p>
          </table:table-cell>
          <table:table-cell office:value-type="string" calcext:value-type="string">
            <text:p>ERNESTO CESAR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311 LAVALLEJA</text:p>
          </table:table-cell>
          <table:table-cell office:value-type="string" calcext:value-type="string">
            <text:p>ANONIMA 1- 3311 LAVALLEJA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711 LAVALLEJA</text:p>
          </table:table-cell>
          <table:table-cell office:value-type="string" calcext:value-type="string">
            <text:p>BARRACA LATOU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711 LAVALLEJA</text:p>
          </table:table-cell>
          <table:table-cell office:value-type="string" calcext:value-type="string">
            <text:p>EVENTO MUSICAL 711 LAVALLEJA FRENTE AMPL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711 LAVALLEJA</text:p>
          </table:table-cell>
          <table:table-cell office:value-type="string" calcext:value-type="string">
            <text:p>FLIA. MAZZONI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711 LAVALLEJA</text:p>
          </table:table-cell>
          <table:table-cell office:value-type="string" calcext:value-type="string">
            <text:p>SR LEI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90609 LAVALLEJA</text:p>
          </table:table-cell>
          <table:table-cell office:value-type="string" calcext:value-type="string">
            <text:p>CONTRIBUYENTES ANONIMOS 1- 90609 LAVALLEJA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90609 LAVALLEJA</text:p>
          </table:table-cell>
          <table:table-cell office:value-type="string" calcext:value-type="string">
            <text:p>CONTRIBUYENTES ANONIMOS 2- 90609 LAVALLEJA FRENTE AMPLIO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642 MALDONADO</text:p>
          </table:table-cell>
          <table:table-cell office:value-type="string" calcext:value-type="string">
            <text:p>11 BONOS A $ 1.000 C/U- 1642 MALDONADO FRENTE AMPLI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642 MALDONADO</text:p>
          </table:table-cell>
          <table:table-cell office:value-type="string" calcext:value-type="string">
            <text:p>18 BONOS A $ 500 C/U- 1642 MALDONADO FRENTE AMPLIO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642 MALDONADO</text:p>
          </table:table-cell>
          <table:table-cell office:value-type="string" calcext:value-type="string">
            <text:p>7 BONOS A $ 50 C/U- 1642 MALDONADO FRENTE AMPLI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642 MALDONADO</text:p>
          </table:table-cell>
          <table:table-cell office:value-type="string" calcext:value-type="string">
            <text:p>70 BONOS A $ 100 C/U- 1642 MALDONADO FRENTE AMPLIO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813 MALDONADO</text:p>
          </table:table-cell>
          <table:table-cell office:value-type="string" calcext:value-type="string">
            <text:p>CENA RECAUDACION DE FONDOS 1813 MALDONADO FRENTE AMPLIO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813 MALDONADO</text:p>
          </table:table-cell>
          <table:table-cell office:value-type="string" calcext:value-type="string">
            <text:p>DONACION CANDIDATO CARGO ELECTIVO 1813 MALDONADO FRENTE AMPLI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813 MALDONADO</text:p>
          </table:table-cell>
          <table:table-cell office:value-type="string" calcext:value-type="string">
            <text:p>DONACION DE SERVICIOS Y MATERIALES CONRAD</text:p>
          </table:table-cell>
          <table:table-cell office:value-type="float" office:value="246000" calcext:value-type="float">
            <text:p>24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813 MALDONADO</text:p>
          </table:table-cell>
          <table:table-cell office:value-type="string" calcext:value-type="string">
            <text:p>DONACION DE SERVICIOS Y MATERIALES RIZMUR S.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813 MALDONADO</text:p>
          </table:table-cell>
          <table:table-cell office:value-type="string" calcext:value-type="string">
            <text:p>PRIMER TITULAR LISTA 1813 MALDONADO FRENTE AMPLIO</text:p>
          </table:table-cell>
          <table:table-cell office:value-type="float" office:value="1190184" calcext:value-type="float">
            <text:p>1190184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CAISA </text:p>
          </table:table-cell>
          <table:table-cell office:value-type="float" office:value="14465" calcext:value-type="float">
            <text:p>1446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CARLOS OLIVET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CON. ECOTECNO 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CONCREXUR S.A.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DANIEL COSTA 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ELECO S.A. 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HORACIO DIAZ </text:p>
          </table:table-cell>
          <table:table-cell office:value-type="float" office:value="31340" calcext:value-type="float">
            <text:p>3134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LEONARDO OLIVERA 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MARIA SAAVEDRA 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PARQUE DE LAS CIENCIAS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RICARDO WEISS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121 MALDONADO</text:p>
          </table:table-cell>
          <table:table-cell office:value-type="string" calcext:value-type="string">
            <text:p>RIVELSUR S.A. </text:p>
          </table:table-cell>
          <table:table-cell office:value-type="float" office:value="72324" calcext:value-type="float">
            <text:p>72324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3011 MALDONADO</text:p>
          </table:table-cell>
          <table:table-cell office:value-type="string" calcext:value-type="string">
            <text:p>FRANCISCO VENTURINO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3311 MALDONADO</text:p>
          </table:table-cell>
          <table:table-cell office:value-type="string" calcext:value-type="string">
            <text:p>ANONIMA 1 3311 MALDONADO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3311 MALDONADO</text:p>
          </table:table-cell>
          <table:table-cell office:value-type="string" calcext:value-type="string">
            <text:p>ANONIMA 2 3311 MALDONADO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3311 MALDONADO</text:p>
          </table:table-cell>
          <table:table-cell office:value-type="string" calcext:value-type="string">
            <text:p>ANONIMA 3 3311 MALDONADO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152 MALDONADO</text:p>
          </table:table-cell>
          <table:table-cell office:value-type="string" calcext:value-type="string">
            <text:p>ANONIMA 1- 7152 MALDONADO FRENTE AMPL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152 MALDONADO</text:p>
          </table:table-cell>
          <table:table-cell office:value-type="string" calcext:value-type="string">
            <text:p>DOUGLAS GARRI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152 MALDONADO</text:p>
          </table:table-cell>
          <table:table-cell office:value-type="string" calcext:value-type="string">
            <text:p>FEDERICO RODRIGUE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152 MALDONADO</text:p>
          </table:table-cell>
          <table:table-cell office:value-type="string" calcext:value-type="string">
            <text:p>ROQUE RODRIGUEZ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152 MALDONADO</text:p>
          </table:table-cell>
          <table:table-cell office:value-type="string" calcext:value-type="string">
            <text:p>ROSA PIAZZOLI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750052510 MALDONADO</text:p>
          </table:table-cell>
          <table:table-cell office:value-type="string" calcext:value-type="string">
            <text:p>160 NUMEROS RIFA 7750052510 MALDONADO FRENTE AMPLI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7750052510 MALDONADO</text:p>
          </table:table-cell>
          <table:table-cell office:value-type="string" calcext:value-type="string">
            <text:p>SERGIO DUCLOSSON, 1ER. CANDIDAT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0 MALDONADO</text:p>
          </table:table-cell>
          <table:table-cell office:value-type="string" calcext:value-type="string">
            <text:p>CENA- 90 MALDONADO FRENTE AMPLIO</text:p>
          </table:table-cell>
          <table:table-cell office:value-type="float" office:value="136709" calcext:value-type="float">
            <text:p>136709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BEATRIZ SISTANIC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CARLOS H. FLOR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ESTEBAN PEREZ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JUAN JOSE RODRIGUEZ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PAOLA GONZALEZ SCHIAV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PEDRO GUILL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REBECA SANTI AROCEN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SANDRA ELIS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39 MALDONADO</text:p>
          </table:table-cell>
          <table:table-cell office:value-type="string" calcext:value-type="string">
            <text:p>SUSANA NUNEZ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97381305 MALDONADO</text:p>
          </table:table-cell>
          <table:table-cell office:value-type="string" calcext:value-type="string">
            <text:p>ANONIMA (24 RIFAS SIN IDENTIFICAR) 997381305 MALDONADO FRENTE AMPLIO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97381305 MALDONADO</text:p>
          </table:table-cell>
          <table:table-cell office:value-type="string" calcext:value-type="string">
            <text:p>CASAL - ATIJAS ARQUITECTO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97381305 MALDONADO</text:p>
          </table:table-cell>
          <table:table-cell office:value-type="string" calcext:value-type="string">
            <text:p>LAS PIEDRAS FASANO JHSF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97381305 MALDONADO</text:p>
          </table:table-cell>
          <table:table-cell office:value-type="string" calcext:value-type="string">
            <text:p>POLAKOF Y CIA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97381305 MALDONADO</text:p>
          </table:table-cell>
          <table:table-cell office:value-type="string" calcext:value-type="string">
            <text:p>RIFAS 997381305 MALDONADO FRENTE AMPLIO</text:p>
          </table:table-cell>
          <table:table-cell office:value-type="float" office:value="1168800" calcext:value-type="float">
            <text:p>1168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303 MONTEVIDEO</text:p>
          </table:table-cell>
          <table:table-cell office:value-type="string" calcext:value-type="string">
            <text:p>CENA DE RECAUDACION- 1303 MONTEVIDEO FRENTE AMPLIO</text:p>
          </table:table-cell>
          <table:table-cell office:value-type="float" office:value="139200" calcext:value-type="float">
            <text:p>139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303 MONTEVIDEO</text:p>
          </table:table-cell>
          <table:table-cell office:value-type="string" calcext:value-type="string">
            <text:p>GONZALO REBOLE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303 MONTEVIDEO</text:p>
          </table:table-cell>
          <table:table-cell office:value-type="string" calcext:value-type="string">
            <text:p>MARGARITA ECHEVES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ANONIMA 1- 1419 MONTEVIDEO FRENTE AMPLI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ANONIMA 2- 1419 MONTEVIDEO FRENTE AMPLI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ANONIMA 3- 1419 MONTEVIDEO FRENTE AMPLI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ANONIMA 4- 1419 MONTEVIDEO FRENTE AMPLI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COLECTAS- 1419 MONTEVIDEO FRENTE AMPL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FERNANDO EIMALD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419 MONTEVIDEO</text:p>
          </table:table-cell>
          <table:table-cell office:value-type="string" calcext:value-type="string">
            <text:p>JUAN TRECC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BONOS 1- 1642 MONTEVIDEO FRENTE AMPLI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BONOS 2- 1642 MONTEVIDEO FRENTE AMPLIO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BONOS 3- 1642 MONTEVIDEO FRENTE AMPLI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BONOS 4- 1642 MONTEVIDEO FRENTE AMPLI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CUENTA EN ABITAB- 1642 MONTEVIDEO FRENTE AMPLIO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FEDERICO PREV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642 MONTEVIDEO</text:p>
          </table:table-cell>
          <table:table-cell office:value-type="string" calcext:value-type="string">
            <text:p>VENTA DE CAMISETAS- 1642 MONTEVIDEO FRENTE AMPLIO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ADRIANA CORB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ALEJANDRA MICHELLENA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ANTONIO CARRIZ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CARLOS MENDOZ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JOSE MALDONADO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MARY CHAPARR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NENUFAR DI POLA 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ROY MENDEZ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SEBASTIAN RUBINO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813800 MONTEVIDEO</text:p>
          </table:table-cell>
          <table:table-cell office:value-type="string" calcext:value-type="string">
            <text:p>VICTOR GARCIA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0133 JOSE IGNACIO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ABITAB S.A.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ALFREDO ASTI</text:p>
          </table:table-cell>
          <table:table-cell office:value-type="float" office:value="96440" calcext:value-type="float">
            <text:p>9644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ALICIA DIAZ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ANONIMAS VARIAS- 2121 MONTEVIDEO FRENTE AMPLI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ASDARA S.A.</text:p>
          </table:table-cell>
          <table:table-cell office:value-type="float" office:value="19456" calcext:value-type="float">
            <text:p>19456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BERTA SANSEVERINO</text:p>
          </table:table-cell>
          <table:table-cell office:value-type="float" office:value="96440" calcext:value-type="float">
            <text:p>9644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CARLOS BARAIBAR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CARLOS VARELA NESTIER</text:p>
          </table:table-cell>
          <table:table-cell office:value-type="float" office:value="96440" calcext:value-type="float">
            <text:p>9644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CARLOS VARELA UBAL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CIBELES S.A.</text:p>
          </table:table-cell>
          <table:table-cell office:value-type="float" office:value="121600" calcext:value-type="float">
            <text:p>1216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CONCREXUR S.A.</text:p>
          </table:table-cell>
          <table:table-cell office:value-type="float" office:value="43776" calcext:value-type="float">
            <text:p>43776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DANIELA PAYSSE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DANILO ASTORI</text:p>
          </table:table-cell>
          <table:table-cell office:value-type="float" office:value="144660" calcext:value-type="float">
            <text:p>14466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DIVINO S.A.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ELENA PONTE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EXPRINTER S.A.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GERARDO REY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GLOBAL BRANDS S.A.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HAGRAF S.A.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IGNACIO TRIAS</text:p>
          </table:table-cell>
          <table:table-cell office:value-type="float" office:value="48640" calcext:value-type="float">
            <text:p>4864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AIME IGORRA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OHN LEAMAN</text:p>
          </table:table-cell>
          <table:table-cell office:value-type="float" office:value="121600" calcext:value-type="float">
            <text:p>1216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ORGE ENRIQUEZ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ORGE ORRICO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OSE PEDRO MONTERO GOMEZ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JULIO SCHIAVONE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MARIA SARA RIBERO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MIGUEL VASALLO</text:p>
          </table:table-cell>
          <table:table-cell office:value-type="float" office:value="28932" calcext:value-type="float">
            <text:p>28932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MILTON ANTOGNAZZA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NEBLIR S.A.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NEIKIM S.A.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NESTOR CAMPAL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OSCAR CURUTCHET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121 MONTEVIDEO</text:p>
          </table:table-cell>
          <table:table-cell office:value-type="string" calcext:value-type="string">
            <text:p>TERMINAL GRANELERA URUGUAYA S.A.</text:p>
          </table:table-cell>
          <table:table-cell office:value-type="float" office:value="729600" calcext:value-type="float">
            <text:p>7296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ADELA PELLEGRINO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ALEJANDRO NAR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ALEJANDRO ZAVALA</text:p>
          </table:table-cell>
          <table:table-cell office:value-type="float" office:value="406326" calcext:value-type="float">
            <text:p>40632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ANALI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BOLIVAR MOREIRA</text:p>
          </table:table-cell>
          <table:table-cell office:value-type="float" office:value="16112" calcext:value-type="float">
            <text:p>1611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CAMILO COLLAZ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DANIEL AREOS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DIEGO PIER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FEDERICO IMPARAT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FLORENCIA BARINDELLI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GONZALO SALA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GONZALO ZORRILLA</text:p>
          </table:table-cell>
          <table:table-cell office:value-type="float" office:value="105587" calcext:value-type="float">
            <text:p>105587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GORTAZA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HECTOR MUSTO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HELENA VILLAGR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HUGO PELUFFO</text:p>
          </table:table-cell>
          <table:table-cell office:value-type="float" office:value="39967" calcext:value-type="float">
            <text:p>39967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JUAN CARLOS VALLE LISBOA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LEONARDO ELOLA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LUCIA SIM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MARTIN COLLAZ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MARTIN COUT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MELISSA ARDANCHE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NICOLAS AMBRO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NICOLAS WSCHEBOR</text:p>
          </table:table-cell>
          <table:table-cell office:value-type="float" office:value="104079" calcext:value-type="float">
            <text:p>104079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PABLO MATEOS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PATRICIA COSA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PATRICIA GONZALEZ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PEDRO GIUDICE</text:p>
          </table:table-cell>
          <table:table-cell office:value-type="float" office:value="19983" calcext:value-type="float">
            <text:p>1998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SOFIA VELAZQUEZ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SOLEDAD SHERL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29 MONTEVIDEO</text:p>
          </table:table-cell>
          <table:table-cell office:value-type="string" calcext:value-type="string">
            <text:p>SUSANA REGE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09 MONTEVIDEO</text:p>
          </table:table-cell>
          <table:table-cell office:value-type="string" calcext:value-type="string">
            <text:p>AUMAN S.A.</text:p>
          </table:table-cell>
          <table:table-cell office:value-type="float" office:value="69499" calcext:value-type="float">
            <text:p>69499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09 MONTEVIDEO</text:p>
          </table:table-cell>
          <table:table-cell office:value-type="string" calcext:value-type="string">
            <text:p>MARIELA PELEGRIN PRESTAMO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09 MONTEVIDEO</text:p>
          </table:table-cell>
          <table:table-cell office:value-type="string" calcext:value-type="string">
            <text:p>VICTOR SEMPRONI </text:p>
          </table:table-cell>
          <table:table-cell office:value-type="float" office:value="599819" calcext:value-type="float">
            <text:p>599819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09 MONTEVIDEO</text:p>
          </table:table-cell>
          <table:table-cell office:value-type="string" calcext:value-type="string">
            <text:p>VICTOR SEMPRONI PRESTAM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9 MONTEVIDEO</text:p>
          </table:table-cell>
          <table:table-cell office:value-type="string" calcext:value-type="string">
            <text:p>ALMUERZO 1- 609 MONTEVIDEO FRENTE AMPLIO</text:p>
          </table:table-cell>
          <table:table-cell office:value-type="float" office:value="5120500" calcext:value-type="float">
            <text:p>5120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9 MONTEVIDEO</text:p>
          </table:table-cell>
          <table:table-cell office:value-type="string" calcext:value-type="string">
            <text:p>ALMUERZO 2- 609 MONTEVIDEO FRENTE AMPLIO</text:p>
          </table:table-cell>
          <table:table-cell office:value-type="float" office:value="1864900" calcext:value-type="float">
            <text:p>18649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9 MONTEVIDEO</text:p>
          </table:table-cell>
          <table:table-cell office:value-type="string" calcext:value-type="string">
            <text:p>ALMUERZO 3- 609 MONTEVIDEO FRENTE AMPLIO</text:p>
          </table:table-cell>
          <table:table-cell office:value-type="float" office:value="2713883" calcext:value-type="float">
            <text:p>2713883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09 MONTEVIDEO</text:p>
          </table:table-cell>
          <table:table-cell office:value-type="string" calcext:value-type="string">
            <text:p>BONOS- 609 MONTEVIDEO FRENTE AMPLIO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ANONIMA 1- 611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ANONIMA 2- 611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DIEGO OLIVERA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FERNANDO RONCA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MARIELA KALANDJIAN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11 MONTEVIDEO</text:p>
          </table:table-cell>
          <table:table-cell office:value-type="string" calcext:value-type="string">
            <text:p>RIFAS- 611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64 MONTEVIDEO</text:p>
          </table:table-cell>
          <table:table-cell office:value-type="string" calcext:value-type="string">
            <text:p>VENTA DE BONOS- 764 MONTEVIDEO FRENTE AMPLIO</text:p>
          </table:table-cell>
          <table:table-cell office:value-type="float" office:value="88460" calcext:value-type="float">
            <text:p>8846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890 MONTEVIDEO</text:p>
          </table:table-cell>
          <table:table-cell office:value-type="string" calcext:value-type="string">
            <text:p>CARLOS GAMOU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890 MONTEVIDEO</text:p>
          </table:table-cell>
          <table:table-cell office:value-type="string" calcext:value-type="string">
            <text:p>SIDNEY ALTESOR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0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1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2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3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4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5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6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7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8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19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0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1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2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3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4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5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6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7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28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3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4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5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6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7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8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ANONIMA 9- 906 MONTEVIDE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CINE SPLENDID</text:p>
          </table:table-cell>
          <table:table-cell office:value-type="float" office:value="140200" calcext:value-type="float">
            <text:p>1402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GUSTAVO TOREN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6 MONTEVIDEO</text:p>
          </table:table-cell>
          <table:table-cell office:value-type="string" calcext:value-type="string">
            <text:p>HOTEL DEL PRADO</text:p>
          </table:table-cell>
          <table:table-cell office:value-type="float" office:value="233250" calcext:value-type="float">
            <text:p>2332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BITAB S.A.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DRIANA LISIDINI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IDA EUSTATHIOU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LEJANDRO ORELLAN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LVARO ADDIEG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NIBAL CABR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NTONIO CARAMBULA</text:p>
          </table:table-cell>
          <table:table-cell office:value-type="float" office:value="216000" calcext:value-type="float">
            <text:p>21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ANTONIO GALLICCHIO</text:p>
          </table:table-cell>
          <table:table-cell office:value-type="float" office:value="504000" calcext:value-type="float">
            <text:p>50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CRISTINA FERNANDEZ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EDGARDO CARVALHO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FELIPE MICHELINI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FELIX GONZALEZ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FERNANDO LORENZ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GIMENA URTA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HECTOR LESCANO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HORACIO YANES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IGNACIO TRIAS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INES COL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JORGE POZZI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JORGE RODRIGUEZ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JUAN JOSE POLITO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LABORATORIOS CELSIU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MIGUEL ALVES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OSCAR DE LOS SANTOS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PONTEVEDRA S.A.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PRELIM CORP S.A.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RAFAEL MICHELINI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REINA FLORIO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RICARDO POSADA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RODOLFO NIN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SUSANA RODRIGUEZ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738 MONTEVIDEO</text:p>
          </table:table-cell>
          <table:table-cell office:value-type="string" calcext:value-type="string">
            <text:p>TADWORIK S.A.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121 PAYSANDU</text:p>
          </table:table-cell>
          <table:table-cell office:value-type="string" calcext:value-type="string">
            <text:p>DESCUENTO OBTENIDO- 2121 PAYSANDU FRENTE AMPLIO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121 PAYSANDU</text:p>
          </table:table-cell>
          <table:table-cell office:value-type="string" calcext:value-type="string">
            <text:p>HERNAN ZUNI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121 PAYSANDU</text:p>
          </table:table-cell>
          <table:table-cell office:value-type="string" calcext:value-type="string">
            <text:p>VENTA EMPANADAS- 2121 PAYSANDU FRENTE AMPLIO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800 PAYSANDU</text:p>
          </table:table-cell>
          <table:table-cell office:value-type="string" calcext:value-type="string">
            <text:p>ANDRA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800 PAYSANDU</text:p>
          </table:table-cell>
          <table:table-cell office:value-type="string" calcext:value-type="string">
            <text:p>ARCIERI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90 PAYSANDU</text:p>
          </table:table-cell>
          <table:table-cell office:value-type="string" calcext:value-type="string">
            <text:p>CONTRIBUYENTES ANONIMOS 1- 90 PAYSANDU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90 PAYSANDU</text:p>
          </table:table-cell>
          <table:table-cell office:value-type="string" calcext:value-type="string">
            <text:p>CONTRIBUYENTES ANONIMOS 2- 90 PAYSANDU FRENTE AMPLIO</text:p>
          </table:table-cell>
          <table:table-cell office:value-type="float" office:value="6871" calcext:value-type="float">
            <text:p>6871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1813 RIO NEGRO</text:p>
          </table:table-cell>
          <table:table-cell office:value-type="string" calcext:value-type="string">
            <text:p>DARIO PEREZ</text:p>
          </table:table-cell>
          <table:table-cell office:value-type="float" office:value="93349" calcext:value-type="float">
            <text:p>93349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1813 RIO NEGRO</text:p>
          </table:table-cell>
          <table:table-cell office:value-type="string" calcext:value-type="string">
            <text:p>LUIS DA COS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1- 90 RIO NEGR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2- 90 RIO NEGRO FRENTE AMPLIO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3- 90 RIO NEGR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4- 90 RIO NEGRO FRENTE AMPLIO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5- 90 RIO NEGRO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0 RIO NEGRO</text:p>
          </table:table-cell>
          <table:table-cell office:value-type="string" calcext:value-type="string">
            <text:p>ANONIMA 6- 90 RIO NEGRO FRENTE AMPLIO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959 RIO NEGRO</text:p>
          </table:table-cell>
          <table:table-cell office:value-type="string" calcext:value-type="string">
            <text:p>HECTOR VIERA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33 RIVERA</text:p>
          </table:table-cell>
          <table:table-cell office:value-type="string" calcext:value-type="string">
            <text:p>HEBER DA SILV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3311 RIVERA</text:p>
          </table:table-cell>
          <table:table-cell office:value-type="string" calcext:value-type="string">
            <text:p>RICARDO GIORELLO</text:p>
          </table:table-cell>
          <table:table-cell office:value-type="float" office:value="6784" calcext:value-type="float">
            <text:p>6784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1813 ROCHA</text:p>
          </table:table-cell>
          <table:table-cell office:value-type="string" calcext:value-type="string">
            <text:p>GAMON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764 ROCHA</text:p>
          </table:table-cell>
          <table:table-cell office:value-type="string" calcext:value-type="string">
            <text:p>VENTA DE BONOS- 764 ROCHA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609 ROCHA</text:p>
          </table:table-cell>
          <table:table-cell office:value-type="string" calcext:value-type="string">
            <text:p>ANONIMA 1- 90609 ROCHA FRENTE AMPLI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609 ROCHA</text:p>
          </table:table-cell>
          <table:table-cell office:value-type="string" calcext:value-type="string">
            <text:p>ANONIMA 2- 90609 ROCHA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609 ROCHA</text:p>
          </table:table-cell>
          <table:table-cell office:value-type="string" calcext:value-type="string">
            <text:p>ANONIMA 3- 90609 ROCHA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609 ROCHA</text:p>
          </table:table-cell>
          <table:table-cell office:value-type="string" calcext:value-type="string">
            <text:p>ANONIMA 4- 90609 ROCHA FRENTE AMPLI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609 ROCHA</text:p>
          </table:table-cell>
          <table:table-cell office:value-type="string" calcext:value-type="string">
            <text:p>ANONIMA 5- 90609 ROCHA FRENTE AMPLIO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813800 SALTO</text:p>
          </table:table-cell>
          <table:table-cell office:value-type="string" calcext:value-type="string">
            <text:p>DARIO PEREZ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3311 SALTO</text:p>
          </table:table-cell>
          <table:table-cell office:value-type="string" calcext:value-type="string">
            <text:p>BONOS $ 200- 3311 SALTO FRENTE AMPLI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3311 SALTO</text:p>
          </table:table-cell>
          <table:table-cell office:value-type="string" calcext:value-type="string">
            <text:p>BONOS $ 500- 3311 SALTO FRENTE AMPLI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3311 SALTO</text:p>
          </table:table-cell>
          <table:table-cell office:value-type="string" calcext:value-type="string">
            <text:p>D. CATTANI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90 SALTO</text:p>
          </table:table-cell>
          <table:table-cell office:value-type="string" calcext:value-type="string">
            <text:p>CONTRIBUYENTES ANONIMOS- 90 SALTO FRENTE AMPLIO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90 SALTO</text:p>
          </table:table-cell>
          <table:table-cell office:value-type="string" calcext:value-type="string">
            <text:p>JUAN JOSE LEAL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90 SALTO</text:p>
          </table:table-cell>
          <table:table-cell office:value-type="string" calcext:value-type="string">
            <text:p>RECAUDACION EN CENA- 90 SALTO FRENTE AMPLIO</text:p>
          </table:table-cell>
          <table:table-cell office:value-type="float" office:value="102896" calcext:value-type="float">
            <text:p>102896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7 SAN JOSE</text:p>
          </table:table-cell>
          <table:table-cell office:value-type="string" calcext:value-type="string">
            <text:p>HUMBERTO CASTRO</text:p>
          </table:table-cell>
          <table:table-cell office:value-type="float" office:value="77700" calcext:value-type="float">
            <text:p>777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7 SAN JOSE</text:p>
          </table:table-cell>
          <table:table-cell office:value-type="string" calcext:value-type="string">
            <text:p>JORGE W GARCIA 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2121 SAN JOSE</text:p>
          </table:table-cell>
          <table:table-cell office:value-type="string" calcext:value-type="string">
            <text:p>A SOSA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2121 SAN JOSE</text:p>
          </table:table-cell>
          <table:table-cell office:value-type="string" calcext:value-type="string">
            <text:p>JC ALFAR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2121 SAN JOSE</text:p>
          </table:table-cell>
          <table:table-cell office:value-type="string" calcext:value-type="string">
            <text:p>P URRE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3311 SAN JOSE</text:p>
          </table:table-cell>
          <table:table-cell office:value-type="string" calcext:value-type="string">
            <text:p>BONOS COLABORACION- 3311 SAN JOSE 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3311 SAN JOSE</text:p>
          </table:table-cell>
          <table:table-cell office:value-type="string" calcext:value-type="string">
            <text:p>CONSTANZA MOREI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347 SAN JOSE</text:p>
          </table:table-cell>
          <table:table-cell office:value-type="string" calcext:value-type="string">
            <text:p>RUBEN ERRANDONE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 SAN JOSE</text:p>
          </table:table-cell>
          <table:table-cell office:value-type="string" calcext:value-type="string">
            <text:p>CENA DE RECAUDACION- 90 SAN JOSE FRENTE AMPLIO</text:p>
          </table:table-cell>
          <table:table-cell office:value-type="float" office:value="30643" calcext:value-type="float">
            <text:p>30643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2121 SORIANO</text:p>
          </table:table-cell>
          <table:table-cell office:value-type="string" calcext:value-type="string">
            <text:p>CGU</text:p>
          </table:table-cell>
          <table:table-cell office:value-type="float" office:value="48780" calcext:value-type="float">
            <text:p>4878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6009 SORIANO</text:p>
          </table:table-cell>
          <table:table-cell office:value-type="string" calcext:value-type="string">
            <text:p>MAIDANA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711764 SORIANO</text:p>
          </table:table-cell>
          <table:table-cell office:value-type="string" calcext:value-type="string">
            <text:p>PRIMER TITULAR LISTA 711764 SORIANO FRENTE AMPLIO</text:p>
          </table:table-cell>
          <table:table-cell office:value-type="float" office:value="14226" calcext:value-type="float">
            <text:p>1422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800 TACUAREMBO</text:p>
          </table:table-cell>
          <table:table-cell office:value-type="string" calcext:value-type="string">
            <text:p>FRANCISCO BARBOZ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800 TACUAREMBO</text:p>
          </table:table-cell>
          <table:table-cell office:value-type="string" calcext:value-type="string">
            <text:p>MARY FRUGONI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BONOS $200- SENADO ALVARO PORTILLO FRENTE AMPLI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BONOS U$S 100- SENADO ALVARO PORTILLO FRENTE AMPLI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BONOS U$S 500- SENADO ALVARO PORTILLO FRENTE AMPLIO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G.DUTRA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J. COUSILLA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J. DENI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RIFAS- SENADO ALVARO PORTILLO FRENTE AMPLIO</text:p>
          </table:table-cell>
          <table:table-cell office:value-type="float" office:value="50600" calcext:value-type="float">
            <text:p>506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PORTILLO</text:p>
          </table:table-cell>
          <table:table-cell office:value-type="string" calcext:value-type="string">
            <text:p>V.LEY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A PANYELL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1- SENADO CONSTANZA MOREIRA- BERAMENDI FRENTE AMPLIO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2- SENADO CONSTANZA MOREIRA- BERAMENDI FRENTE AMPLIO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3- SENADO CONSTANZA MOREIRA- BERAMENDI FRENTE AMPL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4- SENADO CONSTANZA MOREIRA- BERAMENDI FRENTE AMPLI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5- SENADO CONSTANZA MOREIRA- BERAMENDI FRENTE AMPLI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6- SENADO CONSTANZA MOREIRA- BERAMENDI FRENTE AMPLI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ANONIMA 7- SENADO CONSTANZA MOREIRA- BERAMENDI FRENTE AMPLIO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CONSTANZA MOREIRA</text:p>
          </table:table-cell>
          <table:table-cell office:value-type="float" office:value="62149" calcext:value-type="float">
            <text:p>62149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GUILLERMO DERMI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JORGE ESCUDER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JUAN ARTOLA</text:p>
          </table:table-cell>
          <table:table-cell office:value-type="float" office:value="9312" calcext:value-type="float">
            <text:p>931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LILIAN CELIBERTI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Mª DE LA LUZ GARRID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ROQUE FARAON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RUBEN SVIRSK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VARIOS ANONIMOS 1- SENADO CONSTANZA MOREIRA- BERAMENDI FRENTE AMPLIO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VARIOS ANONIMOS 2- SENADO CONSTANZA MOREIRA- BERAMENDI FRENTE AMPLIO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CONSTANZA MOREIRA- BERAMENDI</text:p>
          </table:table-cell>
          <table:table-cell office:value-type="string" calcext:value-type="string">
            <text:p>WALDEMAR PEN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ABITAB S.A.</text:p>
          </table:table-cell>
          <table:table-cell office:value-type="float" office:value="821440" calcext:value-type="float">
            <text:p>82144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ALEJANDRO RUIBAL</text:p>
          </table:table-cell>
          <table:table-cell office:value-type="float" office:value="243020" calcext:value-type="float">
            <text:p>24302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ANDRES CERISOLA</text:p>
          </table:table-cell>
          <table:table-cell office:value-type="float" office:value="49548" calcext:value-type="float">
            <text:p>4954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BRUNO GILI</text:p>
          </table:table-cell>
          <table:table-cell office:value-type="float" office:value="99096" calcext:value-type="float">
            <text:p>9909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FABRICA NACIONAL DE CERVEZAS S.A.</text:p>
          </table:table-cell>
          <table:table-cell office:value-type="float" office:value="339038" calcext:value-type="float">
            <text:p>339038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FERNANDO SALTA</text:p>
          </table:table-cell>
          <table:table-cell office:value-type="float" office:value="121485" calcext:value-type="float">
            <text:p>12148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MEGA LABS S.A.</text:p>
          </table:table-cell>
          <table:table-cell office:value-type="float" office:value="247740" calcext:value-type="float">
            <text:p>24774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NESLON MENDIBURU</text:p>
          </table:table-cell>
          <table:table-cell office:value-type="float" office:value="99096" calcext:value-type="float">
            <text:p>9909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NILO ASTORI</text:p>
          </table:table-cell>
          <table:table-cell office:value-type="string" calcext:value-type="string">
            <text:p>PRO CAPITAL</text:p>
          </table:table-cell>
          <table:table-cell office:value-type="float" office:value="73101" calcext:value-type="float">
            <text:p>73101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RIO PEREZ</text:p>
          </table:table-cell>
          <table:table-cell office:value-type="string" calcext:value-type="string">
            <text:p>AUMAN S.A.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DARIO PEREZ</text:p>
          </table:table-cell>
          <table:table-cell office:value-type="string" calcext:value-type="string">
            <text:p>DARIO PEREZ</text:p>
          </table:table-cell>
          <table:table-cell office:value-type="float" office:value="73500" calcext:value-type="float">
            <text:p>73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ABITAB S.A.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CENA- SENADO EDUARDO BRENTA FRENTE AMPLIO</text:p>
          </table:table-cell>
          <table:table-cell office:value-type="float" office:value="2160000" calcext:value-type="float">
            <text:p>216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DAOIZ URIARTE, EFECTIVO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DIEGO CANEP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EDUARDO BRENT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ENRIQUE RUBIO, EFECTIVO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MARIANO ARANA, EFECTIVO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PRESTAMO DEUDOR EDUARDO BRENTA</text:p>
          </table:table-cell>
          <table:table-cell office:value-type="float" office:value="1345000" calcext:value-type="float">
            <text:p>13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PRESTAMO DEUDOR JOSE BAYARDI</text:p>
          </table:table-cell>
          <table:table-cell office:value-type="float" office:value="1345000" calcext:value-type="float">
            <text:p>13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EDUARDO BRENTA</text:p>
          </table:table-cell>
          <table:table-cell office:value-type="string" calcext:value-type="string">
            <text:p>RIFAS- SENADO EDUARDO BRENTA FRENTE AMPLIO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FERNANDEZ HUIDOBRO</text:p>
          </table:table-cell>
          <table:table-cell office:value-type="string" calcext:value-type="string">
            <text:p>50 TICKETS 250U$S- SENADO FERNANDEZ HUIDOBRO FRENTE AMPLIO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FERNANDEZ HUIDOBRO</text:p>
          </table:table-cell>
          <table:table-cell office:value-type="string" calcext:value-type="string">
            <text:p>ELEUTERIO FERNANDEZ HUIDOBRO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FERNANDEZ HUIDOBRO</text:p>
          </table:table-cell>
          <table:table-cell office:value-type="string" calcext:value-type="string">
            <text:p>LUIS ROSADILLA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FERNANDEZ HUIDOBRO</text:p>
          </table:table-cell>
          <table:table-cell office:value-type="string" calcext:value-type="string">
            <text:p>NICOLAS PEREIRA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BONOS- SENADO JOSE MUJICA FRENTE AMPLI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INTERESES BANCARIOS- SENADO JOSE MUJICA FRENTE AMPLIO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VENTA MATERIALES- SENADO JOSE MUJICA</text:p>
          </table:table-cell>
          <table:table-cell office:value-type="float" office:value="857544" calcext:value-type="float">
            <text:p>857544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- SENADO JOSE MUJICA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- SENADO JOSE MUJIC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- SENADO JOSE MUJIC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- SENADO JOSE MUJIC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- SENADO JOSE MUJIC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- SENADO JOSE MUJICA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- SENADO JOSE MUJICA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1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2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3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4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5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6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7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8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9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0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1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2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3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4- SENADO JOSE MUJICA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5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6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7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8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9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0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1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2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3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4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1- SENADO JOSE MUJIC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4- SENADO JOSE MUJIC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5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6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7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8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19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8- SENADO JOSE MUJ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0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1- SENADO JOSE MUJICA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19- SENADO JOSE MUJ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1- SENADO JOSE MUJICA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4- SENADO JOSE MUJIC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2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3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8- SENADO JOSE MUJICA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4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5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6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7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8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3- SENADO JOSE MUJIC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6- SENADO JOSE MUJIC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29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0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1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2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4- SENADO JOSE MUJ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6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8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3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1- SENADO JOSE MUJICA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4- SENADO JOSE MUJICA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6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8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4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0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3- SENADO JOSE MUJICA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6- SENADO JOSE MUJICA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5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1- SENADO JOSE MUJICA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5- SENADO JOSE MUJICA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6- SENADO JOSE MUJICA</text:p>
          </table:table-cell>
          <table:table-cell office:value-type="float" office:value="7290" calcext:value-type="float">
            <text:p>729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8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6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2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5- SENADO JOSE MUJICA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7- SENADO JOSE MUJICA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79- SENADO JOSE MUJICA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0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4- SENADO JOSE MUJICA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5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6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8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5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6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399- SENADO JOSE MUJ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2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3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4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5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6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7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8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09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10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NONIMA 411- SENADO JOSE MUJ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IRE FRESCO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BANCA DE CUBIERTA COLECTIVA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ABITAB S.A.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LABORATORIO LIBRA</text:p>
          </table:table-cell>
          <table:table-cell office:value-type="float" office:value="362250" calcext:value-type="float">
            <text:p>3622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RED PAGO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MUJICA</text:p>
          </table:table-cell>
          <table:table-cell office:value-type="string" calcext:value-type="string">
            <text:p>MARIA FALERO</text:p>
          </table:table-cell>
          <table:table-cell office:value-type="float" office:value="243000" calcext:value-type="float">
            <text:p>24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NORA CASTRO</text:p>
          </table:table-cell>
          <table:table-cell office:value-type="string" calcext:value-type="string">
            <text:p>VENTA DE BONOS- SENADO NORA CASTRO FRENTE AMPLIO</text:p>
          </table:table-cell>
          <table:table-cell office:value-type="float" office:value="88460" calcext:value-type="float">
            <text:p>8846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OSCAR RIOS</text:p>
          </table:table-cell>
          <table:table-cell office:value-type="string" calcext:value-type="string">
            <text:p>CENA CON LOS CANDIDATOS- SENADO OSCAR RIOS FRENTE AMPLIO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ESTADES</text:p>
          </table:table-cell>
          <table:table-cell office:value-type="string" calcext:value-type="string">
            <text:p>DARIO ESTADES, PRIMER TITULAR AL SENADO.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NONIMA 1- SENADO RAUL SENDIC FRENTE AMPLIO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NONIMA 2- SENADO RAUL SENDIC FRENTE AMPLIO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NONIMA 3- SENADO RAUL SENDIC FRENTE AMPLIO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NONIMA 4- SENADO RAUL SENDIC FRENTE AMPLIO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NONIMA 5- SENADO RAUL SENDIC FRENTE AMPLIO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AUGUSTO OLIVERA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CANDIDATO CARGO ELECTIVO- SENADO RAUL SENDIC</text:p>
          </table:table-cell>
          <table:table-cell office:value-type="float" office:value="312451" calcext:value-type="float">
            <text:p>312451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RODRIGUEZ</text:p>
          </table:table-cell>
          <table:table-cell office:value-type="float" office:value="24400" calcext:value-type="float">
            <text:p>244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RAUL SENDIC</text:p>
          </table:table-cell>
          <table:table-cell office:value-type="string" calcext:value-type="string">
            <text:p>SELGER S.A.</text:p>
          </table:table-cell>
          <table:table-cell office:value-type="float" office:value="851000" calcext:value-type="float">
            <text:p>851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DRIAN MANE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GENDAS 2014- TABARE VAZQUEZ FRENTE AMPLI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GIS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LBERTO GUANI DONACIONES DESDE EL EXTERIOR</text:p>
          </table:table-cell>
          <table:table-cell office:value-type="float" office:value="145100" calcext:value-type="float">
            <text:p>145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1- TABARE VAZQUEZ FRENTE AMPLI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10- TABARE VAZQUEZ FRENTE AMPLIO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11- TABARE VAZQUEZ FRENTE AMPLI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12- TABARE VAZQUEZ FRENTE AMPLI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13- TABARE VAZQUEZ FRENTE AMPLI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2- TABARE VAZQUEZ FRENTE AMPLI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3- TABARE VAZQUEZ FRENTE AMPLI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4- TABARE VAZQUEZ FRENTE AMPLI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5- TABARE VAZQUEZ FRENTE AMPL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6- TABARE VAZQUEZ FRENTE AMPLI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7- TABARE VAZQUEZ FRENTE AMPLI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8- TABARE VAZQUEZ FRENTE AMPL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ANONIMA 9- TABARE VAZQUEZ FRENTE AMPLIO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BANDERAS- TABARE VAZQUEZ FRENTE AMPLIO</text:p>
          </table:table-cell>
          <table:table-cell office:value-type="float" office:value="76700" calcext:value-type="float">
            <text:p>767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BASES- TABARE VAZQUEZ FRENTE AMPLIO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BLANCA ELGART</text:p>
          </table:table-cell>
          <table:table-cell office:value-type="float" office:value="45800" calcext:value-type="float">
            <text:p>45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BOLSITAS- TABARE VAZQUEZ FRENTE AMPLI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AMISETAS- TABARE VAZQUEZ FRENTE AMPLIO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D JINGLE- TABARE VAZQUEZ FRENTE AMPLI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IBELES S.A.</text:p>
          </table:table-cell>
          <table:table-cell office:value-type="float" office:value="114500" calcext:value-type="float">
            <text:p>1145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OMITE FA SYDNEY</text:p>
          </table:table-cell>
          <table:table-cell office:value-type="float" office:value="251900" calcext:value-type="float">
            <text:p>2519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OMITES FA A.DEL N.</text:p>
          </table:table-cell>
          <table:table-cell office:value-type="float" office:value="157341" calcext:value-type="float">
            <text:p>15734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COORD. N. ENTREGA X MATER- TABARE VAZQUEZ FRENTE AMPLIO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EMBLEMA- TABARE VAZQUEZ FRENTE AMPLI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ESCARAPELAS- TABARE VAZQUEZ FRENTE AMPLI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ESTATUTOS- TABARE VAZQUEZ FRENTE AMPLI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FRIGORIFICO SAN JACINTO</text:p>
          </table:table-cell>
          <table:table-cell office:value-type="float" office:value="245500" calcext:value-type="float">
            <text:p>2455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HUGO RAFFO</text:p>
          </table:table-cell>
          <table:table-cell office:value-type="float" office:value="45800" calcext:value-type="float">
            <text:p>45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JORGE CASTILLO</text:p>
          </table:table-cell>
          <table:table-cell office:value-type="float" office:value="74100" calcext:value-type="float">
            <text:p>74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LIBRO- TABARE VAZQUEZ FRENTE AMPLI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LLAVERO- TABARE VAZQUEZ FRENTE AMPLIO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MARTIN CASTILLO</text:p>
          </table:table-cell>
          <table:table-cell office:value-type="float" office:value="74100" calcext:value-type="float">
            <text:p>74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MATERIALES VARIOS - DIA DEL PATRIMONIO- TABARE VAZQUEZ FRENTE AMPLIO</text:p>
          </table:table-cell>
          <table:table-cell office:value-type="float" office:value="8090" calcext:value-type="float">
            <text:p>809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MONICA XAVIER</text:p>
          </table:table-cell>
          <table:table-cell office:value-type="float" office:value="197600" calcext:value-type="float">
            <text:p>1976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POCILLO CAFE- TABARE VAZQUEZ FRENTE AMPLI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TAZAS/LAPICERAS- TABARE VAZQUEZ FRENTE AMPLIO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TRANSPORTE- TABARE VAZQUEZ FRENTE AMPLIO</text:p>
          </table:table-cell>
          <table:table-cell office:value-type="float" office:value="534930" calcext:value-type="float">
            <text:p>53493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TABARE VAZQUEZ- RAUL SENDIC</text:p>
          </table:table-cell>
          <table:table-cell office:value-type="string" calcext:value-type="string">
            <text:p>VARIOS- TABARE VAZQUEZ FRENTE AMPLIO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ADALBERTO PRIETO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ADRIANA ALLENDE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AMANDA RODRIGUEZ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ANA SANCHEZ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ANGEL VESIDI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DIEGO BRUN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DIEGO LAPAST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EDUARDO RAVA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FEDERICO RODALES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LILIANA LEDESMA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LUCIA VINAY CUELLO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MARIANELA MENDE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STELLA AVIL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3311 TREINTA Y TRES</text:p>
          </table:table-cell>
          <table:table-cell office:value-type="string" calcext:value-type="string">
            <text:p>SUSANA VINAY</text:p>
          </table:table-cell>
          <table:table-cell office:value-type="float" office:value="7488" calcext:value-type="float">
            <text:p>7488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4090 TREINTA Y TRES</text:p>
          </table:table-cell>
          <table:table-cell office:value-type="string" calcext:value-type="string">
            <text:p>ANONIMA 1- 4090 TREINTA Y TRES FRENTE AMPL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0 ARTIGAS</text:p>
          </table:table-cell>
          <table:table-cell office:value-type="string" calcext:value-type="string">
            <text:p>ANDRES RODRIGUEZ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ANONIMA 1- 1530 ARTIGAS PARTIDO COLOR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ANONIMA 2- 1530 ARTIGAS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ANONIMA 3- 1530 ARTIGAS PARTIDO COLOR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ANONIMA 4- 1530 ARTIGAS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ANONIMA 5- 1530 ARTIGAS PARTIDO COLOR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1530 ARTIGAS</text:p>
          </table:table-cell>
          <table:table-cell office:value-type="string" calcext:value-type="string">
            <text:p>INGRID BARRIOS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215 ARTIGAS</text:p>
          </table:table-cell>
          <table:table-cell office:value-type="string" calcext:value-type="string">
            <text:p>ANONIMA 1- 2215 ARTIGAS PARTIDO COLORAD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215 ARTIGAS</text:p>
          </table:table-cell>
          <table:table-cell office:value-type="string" calcext:value-type="string">
            <text:p>ANONIMA 2- 2215 ARTIGAS PARTIDO COLORAD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215 ARTIGAS</text:p>
          </table:table-cell>
          <table:table-cell office:value-type="string" calcext:value-type="string">
            <text:p>ANONIMA 3- 2215 ARTIGAS PARTIDO COLORAD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215 ARTIGAS</text:p>
          </table:table-cell>
          <table:table-cell office:value-type="string" calcext:value-type="string">
            <text:p>RENATO SAMBUCETTI</text:p>
          </table:table-cell>
          <table:table-cell office:value-type="float" office:value="41364" calcext:value-type="float">
            <text:p>41364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015 CANELONES</text:p>
          </table:table-cell>
          <table:table-cell office:value-type="string" calcext:value-type="string">
            <text:p>DANIELA BARINDELLI</text:p>
          </table:table-cell>
          <table:table-cell office:value-type="float" office:value="524048" calcext:value-type="float">
            <text:p>524048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015 CANELONES</text:p>
          </table:table-cell>
          <table:table-cell office:value-type="string" calcext:value-type="string">
            <text:p>JOSE AMORIN BATLLE</text:p>
          </table:table-cell>
          <table:table-cell office:value-type="float" office:value="342500" calcext:value-type="float">
            <text:p>34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10 CERRO LARGO</text:p>
          </table:table-cell>
          <table:table-cell office:value-type="string" calcext:value-type="string">
            <text:p>MAURICIO CROSA ARRARATE</text:p>
          </table:table-cell>
          <table:table-cell office:value-type="float" office:value="453874" calcext:value-type="float">
            <text:p>45387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15 CERRO LARGO</text:p>
          </table:table-cell>
          <table:table-cell office:value-type="string" calcext:value-type="string">
            <text:p>JOSE AMORIN BATLLE</text:p>
          </table:table-cell>
          <table:table-cell office:value-type="float" office:value="126750" calcext:value-type="float">
            <text:p>12675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15 CERRO LARGO</text:p>
          </table:table-cell>
          <table:table-cell office:value-type="string" calcext:value-type="string">
            <text:p>WALKIRIA OLAN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0 COLONIA</text:p>
          </table:table-cell>
          <table:table-cell office:value-type="string" calcext:value-type="string">
            <text:p>DANIEL BIANCHI</text:p>
          </table:table-cell>
          <table:table-cell office:value-type="float" office:value="1491271" calcext:value-type="float">
            <text:p>1491271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10 DURAZNO</text:p>
          </table:table-cell>
          <table:table-cell office:value-type="string" calcext:value-type="string">
            <text:p>JOSE VARELA</text:p>
          </table:table-cell>
          <table:table-cell office:value-type="float" office:value="77406" calcext:value-type="float">
            <text:p>7740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1515 DURAZNO</text:p>
          </table:table-cell>
          <table:table-cell office:value-type="string" calcext:value-type="string">
            <text:p>ALVARO ACUN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1515 DURAZNO</text:p>
          </table:table-cell>
          <table:table-cell office:value-type="string" calcext:value-type="string">
            <text:p>DONACION 50 LITROS DE NAF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0 FLORES</text:p>
          </table:table-cell>
          <table:table-cell office:value-type="string" calcext:value-type="string">
            <text:p>CLAUDIO AGUILAR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0 FLORES</text:p>
          </table:table-cell>
          <table:table-cell office:value-type="string" calcext:value-type="string">
            <text:p>LILI LERENA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0 FLORES</text:p>
          </table:table-cell>
          <table:table-cell office:value-type="string" calcext:value-type="string">
            <text:p>S. GONZALEZ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EDINSON MANZOLID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JAVIER BELLIN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JUAN MASPOL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NELLY ELUTCHANZ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ROBERTO MED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SERGIO ESPINOS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5 FLORES</text:p>
          </table:table-cell>
          <table:table-cell office:value-type="string" calcext:value-type="string">
            <text:p>WALTER NADDE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10 FLORIDA</text:p>
          </table:table-cell>
          <table:table-cell office:value-type="string" calcext:value-type="string">
            <text:p>PEDRO BORDABERR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22 FLORIDA</text:p>
          </table:table-cell>
          <table:table-cell office:value-type="string" calcext:value-type="string">
            <text:p>JUAN AMARO</text:p>
          </table:table-cell>
          <table:table-cell office:value-type="float" office:value="250098" calcext:value-type="float">
            <text:p>250098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ANONIMA 1- 321 LAVALLEJA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ANONIMA 2- 321 LAVALLEJA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ANONIMA 3- 321 LAVALLEJA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ANONIMA 4- 321 LAVALLEJA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ANONIMA 5- 321 LAVALLEJA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COLECTA 1- 321 LAVALLEJA PARTIDO COLOR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COLECTA 2- 321 LAVALLEJA PARTIDO COLORADO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COLECTA 3- 321 LAVALLEJA PARTIDO COL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COLECTA 4- 321 LAVALLEJA PARTIDO COLORAD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GUSTAVO RISSO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JULIO C. FUNGI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MABEL LABRAGA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MONICA Y. GONZALEZ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NANCY CHARQUER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321 LAVALLEJA</text:p>
          </table:table-cell>
          <table:table-cell office:value-type="string" calcext:value-type="string">
            <text:p>SERGIO H. RODRIGUEZ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ANONIMA 1- 10 MALDONADO PARTIDO COL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ANONIMA 2- 10 MALDONADO PARTIDO COLORAD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ANONIMA 3- 10 MALDONADO PARTIDO COLORADO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ANONIMA 4- 10 MALDONADO PARTIDO COLORAD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ANONIMA 5- 10 MALDONADO PARTIDO COLORADO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CENA RECAUDACION CONRAD 1- 10 MALDONADO PARTIDO COLORADO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CENA RECAUDACION CONRAD 2- 10 MALDONADO PARTIDO COLORADO</text:p>
          </table:table-cell>
          <table:table-cell office:value-type="float" office:value="383000" calcext:value-type="float">
            <text:p>383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FRANCISCO SANABRI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 MALDONADO</text:p>
          </table:table-cell>
          <table:table-cell office:value-type="string" calcext:value-type="string">
            <text:p>GERMAN CARDOS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0 MALDONADO</text:p>
          </table:table-cell>
          <table:table-cell office:value-type="string" calcext:value-type="string">
            <text:p>DIFERENCIA DE CAMBIO GANADA- 100 MALDONADO PARTIDO COLORADO</text:p>
          </table:table-cell>
          <table:table-cell office:value-type="float" office:value="20427" calcext:value-type="float">
            <text:p>20427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0 MALDONADO</text:p>
          </table:table-cell>
          <table:table-cell office:value-type="string" calcext:value-type="string">
            <text:p>JOSE AMORIN BATLLE</text:p>
          </table:table-cell>
          <table:table-cell office:value-type="float" office:value="715740" calcext:value-type="float">
            <text:p>71574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0 MALDONADO</text:p>
          </table:table-cell>
          <table:table-cell office:value-type="string" calcext:value-type="string">
            <text:p>NOEMI CORCIGLIA DE CORREA</text:p>
          </table:table-cell>
          <table:table-cell office:value-type="float" office:value="700310" calcext:value-type="float">
            <text:p>70031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5 MONTEVIDEO</text:p>
          </table:table-cell>
          <table:table-cell office:value-type="string" calcext:value-type="string">
            <text:p>BEATRIZ BUGALLO</text:p>
          </table:table-cell>
          <table:table-cell office:value-type="float" office:value="245250" calcext:value-type="float">
            <text:p>2452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15 MONTEVIDEO</text:p>
          </table:table-cell>
          <table:table-cell office:value-type="string" calcext:value-type="string">
            <text:p>PEDRO PEREZ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989 MONTEVIDEO</text:p>
          </table:table-cell>
          <table:table-cell office:value-type="string" calcext:value-type="string">
            <text:p>SHEILA DUARTE</text:p>
          </table:table-cell>
          <table:table-cell office:value-type="float" office:value="100176" calcext:value-type="float">
            <text:p>10017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0 PAYSANDU</text:p>
          </table:table-cell>
          <table:table-cell office:value-type="string" calcext:value-type="string">
            <text:p>ILUSOR S.A. MN161388 DONACION MATERIALE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0 PAYSANDU</text:p>
          </table:table-cell>
          <table:table-cell office:value-type="string" calcext:value-type="string">
            <text:p>LUIS A. ZIMINOV</text:p>
          </table:table-cell>
          <table:table-cell office:value-type="float" office:value="105756" calcext:value-type="float">
            <text:p>10575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0 PAYSANDU</text:p>
          </table:table-cell>
          <table:table-cell office:value-type="string" calcext:value-type="string">
            <text:p>PABLO MATTIAUDA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0 PAYSANDU</text:p>
          </table:table-cell>
          <table:table-cell office:value-type="string" calcext:value-type="string">
            <text:p>WALTER VERRI</text:p>
          </table:table-cell>
          <table:table-cell office:value-type="float" office:value="98027" calcext:value-type="float">
            <text:p>9802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0 PAYSANDU</text:p>
          </table:table-cell>
          <table:table-cell office:value-type="string" calcext:value-type="string">
            <text:p>WALTER VERRI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0 PAYSANDU</text:p>
          </table:table-cell>
          <table:table-cell office:value-type="string" calcext:value-type="string">
            <text:p>DAVID HELGUERA</text:p>
          </table:table-cell>
          <table:table-cell office:value-type="float" office:value="199176" calcext:value-type="float">
            <text:p>19917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10 RIO NEGRO</text:p>
          </table:table-cell>
          <table:table-cell office:value-type="string" calcext:value-type="string">
            <text:p>DONACION 1ER. TITULAR- 10 RIO NEGRO PARTIDO COLORADO</text:p>
          </table:table-cell>
          <table:table-cell office:value-type="float" office:value="151553" calcext:value-type="float">
            <text:p>151553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1915 RIO NEGRO</text:p>
          </table:table-cell>
          <table:table-cell office:value-type="string" calcext:value-type="string">
            <text:p>SANDRA DODERA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8515 RIO NEGRO</text:p>
          </table:table-cell>
          <table:table-cell office:value-type="string" calcext:value-type="string">
            <text:p>ANONIMA 8515 RIO NEGRO PARTIDO COLORAD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8515 RIO NEGRO</text:p>
          </table:table-cell>
          <table:table-cell office:value-type="string" calcext:value-type="string">
            <text:p>VENTA DE RAVIOLES- 8515 RIO NEGRO PARTIDO COLORADO</text:p>
          </table:table-cell>
          <table:table-cell office:value-type="float" office:value="8595" calcext:value-type="float">
            <text:p>859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2000 RIVERA</text:p>
          </table:table-cell>
          <table:table-cell office:value-type="string" calcext:value-type="string">
            <text:p>VILIBALDO RODRIGUEZ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1022 ROCHA</text:p>
          </table:table-cell>
          <table:table-cell office:value-type="string" calcext:value-type="string">
            <text:p>DONACION ANONIMA- 1022 ROCHA PARTIDO COLORAD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1022 ROCHA</text:p>
          </table:table-cell>
          <table:table-cell office:value-type="string" calcext:value-type="string">
            <text:p>PRIMER TITULAR LISTA 1022 ROCHA PARTIDO COLOR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15 ROCHA</text:p>
          </table:table-cell>
          <table:table-cell office:value-type="string" calcext:value-type="string">
            <text:p>JAIME PIENICA</text:p>
          </table:table-cell>
          <table:table-cell office:value-type="float" office:value="82191" calcext:value-type="float">
            <text:p>82191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23 ROCHA</text:p>
          </table:table-cell>
          <table:table-cell office:value-type="string" calcext:value-type="string">
            <text:p>COLABORACIONES ANONIMAS 23 ROCHA PARTIDO COLORADO</text:p>
          </table:table-cell>
          <table:table-cell office:value-type="float" office:value="24999" calcext:value-type="float">
            <text:p>24999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 SALTO</text:p>
          </table:table-cell>
          <table:table-cell office:value-type="string" calcext:value-type="string">
            <text:p>PRIMER TITULAR- LISTA 1 SALTO PARTIDO COLORADO</text:p>
          </table:table-cell>
          <table:table-cell office:value-type="float" office:value="118284" calcext:value-type="float">
            <text:p>118284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ANONIMA 1- 100 SALTO PARTIDO COLOR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CENA- 100 SALTO PARTIDO COLORADO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DANIEL GALLIAZZI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GABRIEL RODRIGUEZ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JOSE AGUIRR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ROBERTO FIORITTI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00 SALTO</text:p>
          </table:table-cell>
          <table:table-cell office:value-type="string" calcext:value-type="string">
            <text:p>VERONICA ORIHUEL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- 115 SALTO PARTIDO COLORADO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0- 115 SALTO PARTIDO COLORAD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1- 115 SALTO PARTIDO COLORADO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2- 115 SALTO PARTIDO COLORAD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3- 115 SALT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4- 115 SALTO PARTIDO COLORADO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5- 115 SALTO PARTIDO COLORAD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6- 115 SALTO PARTIDO COLORAD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7- 115 SALTO PARTIDO COLORAD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8- 115 SALT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19- 115 SALTO PARTIDO COLORAD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2- 115 SALTO PARTIDO COLORAD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3- 115 SALTO PARTIDO COLORADO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4- 115 SALTO PARTIDO COLORAD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5- 115 SALTO PARTIDO COLORAD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6- 115 SALTO PARTIDO COLORADO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7- 115 SALTO PARTIDO COLORADO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8- 115 SALT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ANONIMA 9- 115 SALT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CECILIA EGUILUZ</text:p>
          </table:table-cell>
          <table:table-cell office:value-type="float" office:value="77800" calcext:value-type="float">
            <text:p>77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CECILIA EGUILUZ</text:p>
          </table:table-cell>
          <table:table-cell office:value-type="float" office:value="77800" calcext:value-type="float">
            <text:p>778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15 SALTO</text:p>
          </table:table-cell>
          <table:table-cell office:value-type="string" calcext:value-type="string">
            <text:p>CENA SHOWS RIFAS- 115 SALTO PARTIDO COLORADO</text:p>
          </table:table-cell>
          <table:table-cell office:value-type="float" office:value="116262" calcext:value-type="float">
            <text:p>116262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0151515 SAN JOSE</text:p>
          </table:table-cell>
          <table:table-cell office:value-type="string" calcext:value-type="string">
            <text:p>8 DONACIONES ANONIMAS 10151515 SAN JOSE PARTIDO COLORADO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0151515 SAN JOSE</text:p>
          </table:table-cell>
          <table:table-cell office:value-type="string" calcext:value-type="string">
            <text:p>DABIDAN S.A.</text:p>
          </table:table-cell>
          <table:table-cell office:value-type="float" office:value="36750" calcext:value-type="float">
            <text:p>367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0151515 SAN JOSE</text:p>
          </table:table-cell>
          <table:table-cell office:value-type="string" calcext:value-type="string">
            <text:p>SANFER S.A.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0151515 SAN JOSE</text:p>
          </table:table-cell>
          <table:table-cell office:value-type="string" calcext:value-type="string">
            <text:p>WERBA S.A.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140 SORIANO</text:p>
          </table:table-cell>
          <table:table-cell office:value-type="string" calcext:value-type="string">
            <text:p>JOSE A. AMY</text:p>
          </table:table-cell>
          <table:table-cell office:value-type="float" office:value="427142" calcext:value-type="float">
            <text:p>42714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15 SORIANO</text:p>
          </table:table-cell>
          <table:table-cell office:value-type="string" calcext:value-type="string">
            <text:p>FEDERICO BARBOZA</text:p>
          </table:table-cell>
          <table:table-cell office:value-type="float" office:value="161391" calcext:value-type="float">
            <text:p>16139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IBAL MADRID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1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2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3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4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5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6- 15 TACUAREMBO PARTIDO COLORADO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7- 15 TACUAREMB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8- 15 TACUAREMB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5 TACUAREMBO</text:p>
          </table:table-cell>
          <table:table-cell office:value-type="string" calcext:value-type="string">
            <text:p>ANONIMA 9- 15 TACUAREMBO PARTIDO COLOR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2215 TACUAREMBO</text:p>
          </table:table-cell>
          <table:table-cell office:value-type="string" calcext:value-type="string">
            <text:p>MARTHA MONTANER</text:p>
          </table:table-cell>
          <table:table-cell office:value-type="float" office:value="425000" calcext:value-type="float">
            <text:p>4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2215 TACUAREMBO</text:p>
          </table:table-cell>
          <table:table-cell office:value-type="string" calcext:value-type="string">
            <text:p>SUSANA MONTANER</text:p>
          </table:table-cell>
          <table:table-cell office:value-type="float" office:value="425000" calcext:value-type="float">
            <text:p>4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DELIO DELLA CELLA</text:p>
          </table:table-cell>
          <table:table-cell office:value-type="float" office:value="97364" calcext:value-type="float">
            <text:p>9736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GUADA PARK</text:p>
          </table:table-cell>
          <table:table-cell office:value-type="float" office:value="182490" calcext:value-type="float">
            <text:p>18249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LBERTO BRAUSE</text:p>
          </table:table-cell>
          <table:table-cell office:value-type="float" office:value="486640" calcext:value-type="float">
            <text:p>48664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LBERTO GRAMON</text:p>
          </table:table-cell>
          <table:table-cell office:value-type="float" office:value="823585" calcext:value-type="float">
            <text:p>82358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LIAN S.A.</text:p>
          </table:table-cell>
          <table:table-cell office:value-type="float" office:value="233480" calcext:value-type="float">
            <text:p>23348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MELUZ S.A.</text:p>
          </table:table-cell>
          <table:table-cell office:value-type="float" office:value="118090" calcext:value-type="float">
            <text:p>11809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NTONIO TERRA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ARTURO CUEVAS </text:p>
          </table:table-cell>
          <table:table-cell office:value-type="float" office:value="68997" calcext:value-type="float">
            <text:p>68997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BILACOR SA (FRIGOYI) </text:p>
          </table:table-cell>
          <table:table-cell office:value-type="float" office:value="73089" calcext:value-type="float">
            <text:p>73089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BPU S.A.</text:p>
          </table:table-cell>
          <table:table-cell office:value-type="float" office:value="244550" calcext:value-type="float">
            <text:p>2445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ALOS VICTORICA </text:p>
          </table:table-cell>
          <table:table-cell office:value-type="float" office:value="48796" calcext:value-type="float">
            <text:p>4879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AMBIO SIR </text:p>
          </table:table-cell>
          <table:table-cell office:value-type="float" office:value="48664" calcext:value-type="float">
            <text:p>48664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IBELES S.A.</text:p>
          </table:table-cell>
          <table:table-cell office:value-type="float" office:value="166817" calcext:value-type="float">
            <text:p>166817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OPAYAN S.A.</text:p>
          </table:table-cell>
          <table:table-cell office:value-type="float" office:value="73023" calcext:value-type="float">
            <text:p>73023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OSTAURBANA SHOPPING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CPA FERRERE</text:p>
          </table:table-cell>
          <table:table-cell office:value-type="float" office:value="593675" calcext:value-type="float">
            <text:p>59367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DANIEL MONDELLI</text:p>
          </table:table-cell>
          <table:table-cell office:value-type="float" office:value="48764" calcext:value-type="float">
            <text:p>4876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DEVOTO HERMANOS S.A</text:p>
          </table:table-cell>
          <table:table-cell office:value-type="float" office:value="236180" calcext:value-type="float">
            <text:p>23618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ENRIQUE JOHANN LEDOUX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ERSINAL S.A. </text:p>
          </table:table-cell>
          <table:table-cell office:value-type="float" office:value="73365" calcext:value-type="float">
            <text:p>7336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FRIGORIFICO CANELONES</text:p>
          </table:table-cell>
          <table:table-cell office:value-type="float" office:value="488900" calcext:value-type="float">
            <text:p>4889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FRIGORIFICO CARRASCO </text:p>
          </table:table-cell>
          <table:table-cell office:value-type="float" office:value="244450" calcext:value-type="float">
            <text:p>2444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FRIGORIFICO LAS MORAS</text:p>
          </table:table-cell>
          <table:table-cell office:value-type="float" office:value="246110" calcext:value-type="float">
            <text:p>24611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FRIGORIFICO SAN JACINTO</text:p>
          </table:table-cell>
          <table:table-cell office:value-type="float" office:value="238310" calcext:value-type="float">
            <text:p>23831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FRIGORIFICO TACUAREMBO</text:p>
          </table:table-cell>
          <table:table-cell office:value-type="float" office:value="243150" calcext:value-type="float">
            <text:p>2431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GERDAU LAISA </text:p>
          </table:table-cell>
          <table:table-cell office:value-type="float" office:value="674604" calcext:value-type="float">
            <text:p>674604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GRUPO CARMINATTI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GUILLERMO MACIEL</text:p>
          </table:table-cell>
          <table:table-cell office:value-type="float" office:value="48856" calcext:value-type="float">
            <text:p>4885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IMPRIMEX S.A.</text:p>
          </table:table-cell>
          <table:table-cell office:value-type="float" office:value="168091" calcext:value-type="float">
            <text:p>168091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J.C.LESTIDO</text:p>
          </table:table-cell>
          <table:table-cell office:value-type="float" office:value="245810" calcext:value-type="float">
            <text:p>2458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JAIME MONTANER</text:p>
          </table:table-cell>
          <table:table-cell office:value-type="float" office:value="729450" calcext:value-type="float">
            <text:p>7294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JOSE GARCHITORENA</text:p>
          </table:table-cell>
          <table:table-cell office:value-type="float" office:value="97780" calcext:value-type="float">
            <text:p>977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LABORATORIOS NACIONALES</text:p>
          </table:table-cell>
          <table:table-cell office:value-type="float" office:value="97850" calcext:value-type="float">
            <text:p>978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LORENZO BALERI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LORSINAL</text:p>
          </table:table-cell>
          <table:table-cell office:value-type="float" office:value="243320" calcext:value-type="float">
            <text:p>2433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MARTHA MONTANER</text:p>
          </table:table-cell>
          <table:table-cell office:value-type="float" office:value="486300" calcext:value-type="float">
            <text:p>4863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MIGUEL AMEGLIO </text:p>
          </table:table-cell>
          <table:table-cell office:value-type="float" office:value="24364" calcext:value-type="float">
            <text:p>2436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ONTILCOR S.A. </text:p>
          </table:table-cell>
          <table:table-cell office:value-type="float" office:value="244450" calcext:value-type="float">
            <text:p>2444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PABLO FERRARI</text:p>
          </table:table-cell>
          <table:table-cell office:value-type="float" office:value="57810" calcext:value-type="float">
            <text:p>578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PABLO SITJAR</text:p>
          </table:table-cell>
          <table:table-cell office:value-type="float" office:value="71292" calcext:value-type="float">
            <text:p>7129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PAYCUEROS</text:p>
          </table:table-cell>
          <table:table-cell office:value-type="float" office:value="139872" calcext:value-type="float">
            <text:p>13987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PEDRO BORDABERRY</text:p>
          </table:table-cell>
          <table:table-cell office:value-type="float" office:value="1307390" calcext:value-type="float">
            <text:p>130739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ROEMMERS</text:p>
          </table:table-cell>
          <table:table-cell office:value-type="float" office:value="237640" calcext:value-type="float">
            <text:p>23764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AMAN SA</text:p>
          </table:table-cell>
          <table:table-cell office:value-type="float" office:value="353648" calcext:value-type="float">
            <text:p>353648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ARUBBI</text:p>
          </table:table-cell>
          <table:table-cell office:value-type="float" office:value="121705" calcext:value-type="float">
            <text:p>12170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CHANDY SA</text:p>
          </table:table-cell>
          <table:table-cell office:value-type="float" office:value="363255" calcext:value-type="float">
            <text:p>36325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CHAURICHT</text:p>
          </table:table-cell>
          <table:table-cell office:value-type="float" office:value="24332" calcext:value-type="float">
            <text:p>2433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UPERMERCADO DISCO </text:p>
          </table:table-cell>
          <table:table-cell office:value-type="float" office:value="236180" calcext:value-type="float">
            <text:p>23618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SUSANA MONTANER</text:p>
          </table:table-cell>
          <table:table-cell office:value-type="float" office:value="729450" calcext:value-type="float">
            <text:p>7294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TADWORY S.A.</text:p>
          </table:table-cell>
          <table:table-cell office:value-type="float" office:value="483020" calcext:value-type="float">
            <text:p>48302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TGU S.A. </text:p>
          </table:table-cell>
          <table:table-cell office:value-type="float" office:value="243150" calcext:value-type="float">
            <text:p>2431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URUFARMA S.A.</text:p>
          </table:table-cell>
          <table:table-cell office:value-type="float" office:value="241600" calcext:value-type="float">
            <text:p>2416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EDRO BORDABERRY- GERMAN COUTINHO</text:p>
          </table:table-cell>
          <table:table-cell office:value-type="string" calcext:value-type="string">
            <text:p>ZONAMERICA </text:p>
          </table:table-cell>
          <table:table-cell office:value-type="float" office:value="243630" calcext:value-type="float">
            <text:p>24363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AMORIN</text:p>
          </table:table-cell>
          <table:table-cell office:value-type="string" calcext:value-type="string">
            <text:p>ABITAB S.A.</text:p>
          </table:table-cell>
          <table:table-cell office:value-type="float" office:value="490000" calcext:value-type="float">
            <text:p>49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AMORIN</text:p>
          </table:table-cell>
          <table:table-cell office:value-type="string" calcext:value-type="string">
            <text:p>JOSE AMORIN BATLLE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AMORIN</text:p>
          </table:table-cell>
          <table:table-cell office:value-type="string" calcext:value-type="string">
            <text:p>PRESTAMO ALBERTO IGLESIAS</text:p>
          </table:table-cell>
          <table:table-cell office:value-type="float" office:value="1564316" calcext:value-type="float">
            <text:p>156431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SE AMORIN</text:p>
          </table:table-cell>
          <table:table-cell office:value-type="string" calcext:value-type="string">
            <text:p>TABARE VIERA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ALBERTO GRAMON</text:p>
          </table:table-cell>
          <table:table-cell office:value-type="float" office:value="823585" calcext:value-type="float">
            <text:p>82358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ALVARO ROSSA</text:p>
          </table:table-cell>
          <table:table-cell office:value-type="float" office:value="117655" calcext:value-type="float">
            <text:p>11765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ARIEL AMEN</text:p>
          </table:table-cell>
          <table:table-cell office:value-type="float" office:value="235310" calcext:value-type="float">
            <text:p>2353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DIEGO ROSSA</text:p>
          </table:table-cell>
          <table:table-cell office:value-type="float" office:value="117655" calcext:value-type="float">
            <text:p>11765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FERNANDO MATTOS</text:p>
          </table:table-cell>
          <table:table-cell office:value-type="float" office:value="235310" calcext:value-type="float">
            <text:p>2353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HECTOR LUISI APORTE DEL EXTERIOR</text:p>
          </table:table-cell>
          <table:table-cell office:value-type="float" office:value="48856" calcext:value-type="float">
            <text:p>4885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PEDRO BORDABERRY</text:p>
          </table:table-cell>
          <table:table-cell office:value-type="string" calcext:value-type="string">
            <text:p>MARTHA MONTANER</text:p>
          </table:table-cell>
          <table:table-cell office:value-type="float" office:value="486300" calcext:value-type="float">
            <text:p>4863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10 TREINTA Y TRES</text:p>
          </table:table-cell>
          <table:table-cell office:value-type="string" calcext:value-type="string">
            <text:p>ALEJANDRO PINH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10 TREINTA Y TRES</text:p>
          </table:table-cell>
          <table:table-cell office:value-type="string" calcext:value-type="string">
            <text:p>PRESTAMO DE A. PINHO- 10 TREINTA Y TRES PARTIDO COLOR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10 TREINTA Y TRES</text:p>
          </table:table-cell>
          <table:table-cell office:value-type="string" calcext:value-type="string">
            <text:p>RUBEN BECER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10 TREINTA Y TRES</text:p>
          </table:table-cell>
          <table:table-cell office:value-type="string" calcext:value-type="string">
            <text:p>SHEILA MACHADO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15 TREINTA Y TRES</text:p>
          </table:table-cell>
          <table:table-cell office:value-type="string" calcext:value-type="string">
            <text:p>SANTIAGO ZULUAGA</text:p>
          </table:table-cell>
          <table:table-cell office:value-type="float" office:value="105260" calcext:value-type="float">
            <text:p>10526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RAFAEL FERNANDEZ- ANDREA REVUELTA</text:p>
          </table:table-cell>
          <table:table-cell office:value-type="string" calcext:value-type="string">
            <text:p>ANDREA REVUELT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RAFAEL FERNANDEZ- ANDREA REVUELTA</text:p>
          </table:table-cell>
          <table:table-cell office:value-type="string" calcext:value-type="string">
            <text:p>RAFAEL FERNANDEZ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330 CANELONES</text:p>
          </table:table-cell>
          <table:table-cell office:value-type="string" calcext:value-type="string">
            <text:p>ANA LAURA ALARCO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330 CANELONES</text:p>
          </table:table-cell>
          <table:table-cell office:value-type="string" calcext:value-type="string">
            <text:p>GONZALO CHIAPP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330 COLONIA</text:p>
          </table:table-cell>
          <table:table-cell office:value-type="string" calcext:value-type="string">
            <text:p>BERNARDO CARDARELL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330 MALDONADO</text:p>
          </table:table-cell>
          <table:table-cell office:value-type="string" calcext:value-type="string">
            <text:p>RODRIGO TOLED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1330 PAYSANDU</text:p>
          </table:table-cell>
          <table:table-cell office:value-type="string" calcext:value-type="string">
            <text:p>RAMIRO CHUCARR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330 SAN JOSE</text:p>
          </table:table-cell>
          <table:table-cell office:value-type="string" calcext:value-type="string">
            <text:p>RAUL ME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1330 SAN JOSE</text:p>
          </table:table-cell>
          <table:table-cell office:value-type="string" calcext:value-type="string">
            <text:p>SANIEL SILV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ANONIMA 1- CESAR VEGA PER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ANONIMA 2- CESAR VEGA PERI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ANONIMA 3- CESAR VEGA PERI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ANONIMA 4- CESAR VEGA PERI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table:number-columns-repeated="2" office:value-type="string" calcext:value-type="string">
            <text:p>CESAR VEG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COLECTIVO ABITAB 1- CESAR VEGA PER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COLECTIVO ABITAB 2- CESAR VEGA PERI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COLECTIVO ABITAB 3- CESAR VEGA PERI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COLECTIVO ABITAB 4- CESAR VEGA PERI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DIEGO FERNANDEZ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EDDY GUILDO VIERA RAPETTI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FERNANDO JIMENEZ DONACION DE MATERIAL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GIANCARLO ALBANO DONACION DE MATERIAL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JORNADA DE FINANZAS 1- CESAR VEGA PERI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JORNADA DE FINANZAS 2- CESAR VEGA PERI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JORNADA DE FINANZAS 3- CESAR VEGA PERI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CESAR VEGA</text:p>
          </table:table-cell>
          <table:table-cell office:value-type="string" calcext:value-type="string">
            <text:p>RICHARD ALVAREZ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696 ARTIGAS</text:p>
          </table:table-cell>
          <table:table-cell office:value-type="string" calcext:value-type="string">
            <text:p>PRESTAMO ROBERTO BAZ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696 CANELONES</text:p>
          </table:table-cell>
          <table:table-cell office:value-type="string" calcext:value-type="string">
            <text:p>PRESTAMO ROBERTO BAZ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696 COLONIA</text:p>
          </table:table-cell>
          <table:table-cell office:value-type="string" calcext:value-type="string">
            <text:p>PRESTAMO ROBERTO BAZ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696 DURAZNO</text:p>
          </table:table-cell>
          <table:table-cell office:value-type="string" calcext:value-type="string">
            <text:p>PRESTAMO ROBERTO BAZ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696 FLORES</text:p>
          </table:table-cell>
          <table:table-cell office:value-type="string" calcext:value-type="string">
            <text:p>PRESTAMO ROBERTO BAZ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96 FLORIDA</text:p>
          </table:table-cell>
          <table:table-cell office:value-type="string" calcext:value-type="string">
            <text:p>PRESTAMO ROBERTO BAZ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696 LAVALLEJA</text:p>
          </table:table-cell>
          <table:table-cell office:value-type="string" calcext:value-type="string">
            <text:p>PRESTAMO ROBERTO BAZ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696 MONTEVIDEO</text:p>
          </table:table-cell>
          <table:table-cell office:value-type="string" calcext:value-type="string">
            <text:p>PRESTAMO ROBERTO BAZ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696 PAYSANDU</text:p>
          </table:table-cell>
          <table:table-cell office:value-type="string" calcext:value-type="string">
            <text:p>PRESTAMO ROBERTO BAZ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696 RIO NEGRO</text:p>
          </table:table-cell>
          <table:table-cell office:value-type="string" calcext:value-type="string">
            <text:p>PRESTAMO ROBERTO BAZ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696 RIVERA</text:p>
          </table:table-cell>
          <table:table-cell office:value-type="string" calcext:value-type="string">
            <text:p>PRESTAMO ROBERTO BAZ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696 SALTO</text:p>
          </table:table-cell>
          <table:table-cell office:value-type="string" calcext:value-type="string">
            <text:p>PRESTAMO ROBERTO BAZ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696 SAN JOSE</text:p>
          </table:table-cell>
          <table:table-cell office:value-type="string" calcext:value-type="string">
            <text:p>PRESTAMO ROBERTO BAZ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696 SORIANO</text:p>
          </table:table-cell>
          <table:table-cell office:value-type="string" calcext:value-type="string">
            <text:p>PRESTAMO ROBERTO BAZ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696 TACUAREMBO</text:p>
          </table:table-cell>
          <table:table-cell office:value-type="string" calcext:value-type="string">
            <text:p>PRESTAMO ROBERTO BAZ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LBERTO TARANT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LEJANDRO MIERES</text:p>
          </table:table-cell>
          <table:table-cell office:value-type="float" office:value="24026" calcext:value-type="float">
            <text:p>2402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LFONSO SOLER</text:p>
          </table:table-cell>
          <table:table-cell office:value-type="float" office:value="270592" calcext:value-type="float">
            <text:p>27059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LFREDO MANDL</text:p>
          </table:table-cell>
          <table:table-cell office:value-type="float" office:value="22976" calcext:value-type="float">
            <text:p>2297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LVARO ARROY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MERICO DE AMBROSI</text:p>
          </table:table-cell>
          <table:table-cell office:value-type="float" office:value="59505" calcext:value-type="float">
            <text:p>5950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DRES CERISOLA</text:p>
          </table:table-cell>
          <table:table-cell office:value-type="float" office:value="23528" calcext:value-type="float">
            <text:p>2352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DRES FLORES COLOMBINO</text:p>
          </table:table-cell>
          <table:table-cell office:value-type="float" office:value="24201" calcext:value-type="float">
            <text:p>2420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1- PABLO MIERES PARTIDO INDEPENDIENT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2- PABLO MIERES PARTIDO INDEPENDIE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3- PABLO MIERES PARTIDO INDEPENDIE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4- PABLO MIERES PARTIDO INDEPENDIENT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5- PABLO MIERES PARTIDO INDEPENDIE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ANONIMA 6- PABLO MIERES PARTIDO INDEPENDIENT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CARLOS MAS</text:p>
          </table:table-cell>
          <table:table-cell office:value-type="float" office:value="24398" calcext:value-type="float">
            <text:p>2439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CARLOS SANMARC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CPA FERRERE</text:p>
          </table:table-cell>
          <table:table-cell office:value-type="float" office:value="247740" calcext:value-type="float">
            <text:p>24774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DANIEL RADIO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DENIS VAILLANT</text:p>
          </table:table-cell>
          <table:table-cell office:value-type="float" office:value="24151" calcext:value-type="float">
            <text:p>2415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DEVOTO HERMANOS S.A</text:p>
          </table:table-cell>
          <table:table-cell office:value-type="float" office:value="123055" calcext:value-type="float">
            <text:p>12305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DINA AROZTEGUI</text:p>
          </table:table-cell>
          <table:table-cell office:value-type="float" office:value="23312" calcext:value-type="float">
            <text:p>2331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ENRIQUE BALIN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ENRIQUE DIESTE</text:p>
          </table:table-cell>
          <table:table-cell office:value-type="float" office:value="22959" calcext:value-type="float">
            <text:p>22959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ENRIQUE RODGIGUEZ</text:p>
          </table:table-cell>
          <table:table-cell office:value-type="float" office:value="22976" calcext:value-type="float">
            <text:p>2297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ERSINAL S.A. 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FABRIZIO CUTURI</text:p>
          </table:table-cell>
          <table:table-cell office:value-type="float" office:value="23338" calcext:value-type="float">
            <text:p>2333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FRANCISCO GRO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GABRIEL SOLER</text:p>
          </table:table-cell>
          <table:table-cell office:value-type="float" office:value="22942" calcext:value-type="float">
            <text:p>2294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GERARDO CEDROLA</text:p>
          </table:table-cell>
          <table:table-cell office:value-type="float" office:value="23582" calcext:value-type="float">
            <text:p>2358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GERDAU LAISA </text:p>
          </table:table-cell>
          <table:table-cell office:value-type="float" office:value="196056" calcext:value-type="float">
            <text:p>196056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GONZALO PEREZ DEL CASTILLO</text:p>
          </table:table-cell>
          <table:table-cell office:value-type="float" office:value="48122" calcext:value-type="float">
            <text:p>4812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GUILLERMO WILD</text:p>
          </table:table-cell>
          <table:table-cell office:value-type="float" office:value="35639" calcext:value-type="float">
            <text:p>35639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HEBERT GATT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INDUSTRIAS SULFURICAS SA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IVAN POSADA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OAQUIN SECCO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ORGE MARTINEZ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OSE ARMENTANO</text:p>
          </table:table-cell>
          <table:table-cell office:value-type="float" office:value="12258" calcext:value-type="float">
            <text:p>1225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OSE DUARTE</text:p>
          </table:table-cell>
          <table:table-cell office:value-type="float" office:value="23764" calcext:value-type="float">
            <text:p>2376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OSE L DAMONTE</text:p>
          </table:table-cell>
          <table:table-cell office:value-type="float" office:value="47696" calcext:value-type="float">
            <text:p>47696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JUAN J ALZUGARAY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LETICIA CAMBRE</text:p>
          </table:table-cell>
          <table:table-cell office:value-type="float" office:value="23383" calcext:value-type="float">
            <text:p>2338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LUIS GONZALEZ</text:p>
          </table:table-cell>
          <table:table-cell office:value-type="float" office:value="35574" calcext:value-type="float">
            <text:p>3557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MARCEL VAILLANT</text:p>
          </table:table-cell>
          <table:table-cell office:value-type="float" office:value="23763" calcext:value-type="float">
            <text:p>2376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MARIA C BAEZA</text:p>
          </table:table-cell>
          <table:table-cell office:value-type="float" office:value="36597" calcext:value-type="float">
            <text:p>36597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MIGUEL JIMENEZ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ODALER S.A.</text:p>
          </table:table-cell>
          <table:table-cell office:value-type="float" office:value="123055" calcext:value-type="float">
            <text:p>123055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OMAR RODRIGUEZ</text:p>
          </table:table-cell>
          <table:table-cell office:value-type="float" office:value="23618" calcext:value-type="float">
            <text:p>2361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ONTILCOR S.A. </text:p>
          </table:table-cell>
          <table:table-cell office:value-type="float" office:value="147486" calcext:value-type="float">
            <text:p>147486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ORLANDO DOVAT</text:p>
          </table:table-cell>
          <table:table-cell office:value-type="float" office:value="23042" calcext:value-type="float">
            <text:p>2304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PABLO MIERES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PABLO MONTALDO</text:p>
          </table:table-cell>
          <table:table-cell office:value-type="float" office:value="122089" calcext:value-type="float">
            <text:p>122089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PABLO ROSTKIER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PAMELA DE LUCIA</text:p>
          </table:table-cell>
          <table:table-cell office:value-type="float" office:value="23434" calcext:value-type="float">
            <text:p>2343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PHILIPPE SAUVAL</text:p>
          </table:table-cell>
          <table:table-cell office:value-type="float" office:value="22980" calcext:value-type="float">
            <text:p>2298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AMON GOMEZ DE FREITAS</text:p>
          </table:table-cell>
          <table:table-cell office:value-type="float" office:value="24151" calcext:value-type="float">
            <text:p>2415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AUL PREVITALE</text:p>
          </table:table-cell>
          <table:table-cell office:value-type="float" office:value="23763" calcext:value-type="float">
            <text:p>2376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ENZO GATTO</text:p>
          </table:table-cell>
          <table:table-cell office:value-type="float" office:value="23312" calcext:value-type="float">
            <text:p>2331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ICADO AROZTEGUI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ICARDO CLARAMUNT</text:p>
          </table:table-cell>
          <table:table-cell office:value-type="float" office:value="23860" calcext:value-type="float">
            <text:p>2386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OBERTO LYNN</text:p>
          </table:table-cell>
          <table:table-cell office:value-type="float" office:value="23763" calcext:value-type="float">
            <text:p>2376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ROBERTO PEREZ</text:p>
          </table:table-cell>
          <table:table-cell office:value-type="float" office:value="23951" calcext:value-type="float">
            <text:p>2395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SEBASTIAN LANDECHEA</text:p>
          </table:table-cell>
          <table:table-cell office:value-type="float" office:value="22922" calcext:value-type="float">
            <text:p>2292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SONIA ROMERO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SUC. CARLOS SCHNECK</text:p>
          </table:table-cell>
          <table:table-cell office:value-type="float" office:value="146112" calcext:value-type="float">
            <text:p>146112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TOVEKO S.A.</text:p>
          </table:table-cell>
          <table:table-cell office:value-type="float" office:value="73489" calcext:value-type="float">
            <text:p>73489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PABLO MIERES- CONRADO RAMOS</text:p>
          </table:table-cell>
          <table:table-cell office:value-type="string" calcext:value-type="string">
            <text:p>VARIOS MAXIMO $2400- PABLO MIERES PARTIDO INDEPENDIENTE </text:p>
          </table:table-cell>
          <table:table-cell office:value-type="float" office:value="61935" calcext:value-type="float">
            <text:p>6193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WILFREDO AMARO</text:p>
          </table:table-cell>
          <table:table-cell office:value-type="string" calcext:value-type="string">
            <text:p>PRESTAMO ROBERTO BAZ</text:p>
          </table:table-cell>
          <table:table-cell office:value-type="float" office:value="24343" calcext:value-type="float">
            <text:p>2434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96 TREINTA Y TRES</text:p>
          </table:table-cell>
          <table:table-cell office:value-type="string" calcext:value-type="string">
            <text:p>PRESTAMO ROBERTO BAZ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1- 2014 ARTIGAS PARTIDO NACIONAL</text:p>
          </table:table-cell>
          <table:table-cell office:value-type="float" office:value="6430" calcext:value-type="float">
            <text:p>643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2- 2014 ARTIGAS PARTIDO NACIONA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3- 2014 ARTIGAS PARTIDO NACION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4- 2014 ARTIGAS PARTIDO NACIONA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5- 2014 ARTIGAS PARTIDO NACION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ANONIMA 6- 2014 ARTIGAS PARTIDO NACIONA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BARRACA ARAUJO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GETULIO DA COSTA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JORGE CRISTAL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JULIO SOUVIE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MARIO AYALA </text:p>
          </table:table-cell>
          <table:table-cell office:value-type="float" office:value="457704" calcext:value-type="float">
            <text:p>457704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PABLO CARAM</text:p>
          </table:table-cell>
          <table:table-cell office:value-type="float" office:value="108320" calcext:value-type="float">
            <text:p>10832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014 ARTIGAS</text:p>
          </table:table-cell>
          <table:table-cell office:value-type="string" calcext:value-type="string">
            <text:p>SERGIO ARBIZ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244 ARTIGAS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816 ARTIGAS</text:p>
          </table:table-cell>
          <table:table-cell office:value-type="string" calcext:value-type="string">
            <text:p>JULIO SILVEIRA</text:p>
          </table:table-cell>
          <table:table-cell office:value-type="float" office:value="53200" calcext:value-type="float">
            <text:p>532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816 ARTIGAS</text:p>
          </table:table-cell>
          <table:table-cell office:value-type="string" calcext:value-type="string">
            <text:p>RIFAS 816 ARTIGAS PARTIDO NACIONAL</text:p>
          </table:table-cell>
          <table:table-cell office:value-type="float" office:value="129373" calcext:value-type="float">
            <text:p>129373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404 CANELONES</text:p>
          </table:table-cell>
          <table:table-cell office:value-type="string" calcext:value-type="string">
            <text:p>COLECTAS- 1404 CANELONES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1404 CANELONES</text:p>
          </table:table-cell>
          <table:table-cell office:value-type="string" calcext:value-type="string">
            <text:p>FERNANDO CROSA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014 CANELONES</text:p>
          </table:table-cell>
          <table:table-cell office:value-type="string" calcext:value-type="string">
            <text:p>AP- 2014 CANELONES PARTIDO NACIONAL- CANDIDATO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014 CANELONES</text:p>
          </table:table-cell>
          <table:table-cell office:value-type="string" calcext:value-type="string">
            <text:p>CENA COLABORACIONES 2014 CANELONES PARTIDO NACIONA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014 CANELONES</text:p>
          </table:table-cell>
          <table:table-cell office:value-type="string" calcext:value-type="string">
            <text:p>DP- CANDIDATO 2014 CANELONES PARTIDO NACIONAL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244 CANELONES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3504 CANELONES</text:p>
          </table:table-cell>
          <table:table-cell office:value-type="string" calcext:value-type="string">
            <text:p>ALEM GARCI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400 CANELONES</text:p>
          </table:table-cell>
          <table:table-cell office:value-type="string" calcext:value-type="string">
            <text:p>AMIN NIFFOURI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400 CANELONES</text:p>
          </table:table-cell>
          <table:table-cell office:value-type="string" calcext:value-type="string">
            <text:p>S ANDUJAR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504206 CANELONES</text:p>
          </table:table-cell>
          <table:table-cell office:value-type="string" calcext:value-type="string">
            <text:p>ALEM GARCI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DIDATO CARGO ELECTIVO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40" calcext:value-type="float">
            <text:p>1440</text:p>
          </table:table-cell>
          <table:table-cell office:value-type="float" office:value="11520" calcext:value-type="float">
            <text:p>11520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504206 CANELONES</text:p>
          </table:table-cell>
          <table:table-cell office:value-type="string" calcext:value-type="string">
            <text:p>JORGE NESTOR SERPA PEREIRA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2 CERRO LARGO</text:p>
          </table:table-cell>
          <table:table-cell office:value-type="string" calcext:value-type="string">
            <text:p>PRIMER TITULAR- LISTA <text:s/>2 CERRO LARGO</text:p>
          </table:table-cell>
          <table:table-cell office:value-type="float" office:value="470000" calcext:value-type="float">
            <text:p>47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244 CERRO LARGO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ONIMA 1- 3 CERRO LARGO PARTIDO NACION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ONIMA 2- 3 CERRO LARGO PARTIDO NACIONAL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ONIMA 3- 3 CERRO LARGO PARTIDO NACION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ONIMA 4- 3 CERRO LARGO PARTIDO NACIONAL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ONIMA 5- 3 CERRO LARGO PARTIDO NACION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NTONIO OLIVERA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ARTHUR SOUZA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CALUDINO RON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CARLOS FARIA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EDUARDO PECOR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EMPRESA NUNEZ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FERNANDO AMAR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FERRETARIA 18 DE JULI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GONZALO R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JORGE DIE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JOSE YURRAMENDI</text:p>
          </table:table-cell>
          <table:table-cell office:value-type="float" office:value="321412" calcext:value-type="float">
            <text:p>321412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MADEBRA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MADESUR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MIGUEL VIEIRA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MUNOZ &amp; CIA.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PABLO DUARTE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PANADERIA DON VAZQUEZ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PERDOMO NIEV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PIZANO</text:p>
          </table:table-cell>
          <table:table-cell office:value-type="float" office:value="16772" calcext:value-type="float">
            <text:p>16772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ROBERTO GARCIA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SARALEGUI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TRUJILL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3 CERRO LARGO</text:p>
          </table:table-cell>
          <table:table-cell office:value-type="string" calcext:value-type="string">
            <text:p>VERONICA GARCI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903 CERRO LARGO</text:p>
          </table:table-cell>
          <table:table-cell office:value-type="string" calcext:value-type="string">
            <text:p>EMILIO DOMINGUEZ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903 CERRO LARGO</text:p>
          </table:table-cell>
          <table:table-cell office:value-type="string" calcext:value-type="string">
            <text:p>PRIMER TITULAR- LISTA 903 CERRO LARGO</text:p>
          </table:table-cell>
          <table:table-cell office:value-type="float" office:value="157000" calcext:value-type="float">
            <text:p>15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903 CERRO LARGO</text:p>
          </table:table-cell>
          <table:table-cell office:value-type="string" calcext:value-type="string">
            <text:p>SERGIO ABREU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19 COLONIA</text:p>
          </table:table-cell>
          <table:table-cell office:value-type="string" calcext:value-type="string">
            <text:p>ANDRES PASSARIN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19 COLONIA</text:p>
          </table:table-cell>
          <table:table-cell office:value-type="string" calcext:value-type="string">
            <text:p>CELINA ROSELLI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19 COLONIA</text:p>
          </table:table-cell>
          <table:table-cell office:value-type="string" calcext:value-type="string">
            <text:p>EDGAR COLLAZ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19 COLONIA</text:p>
          </table:table-cell>
          <table:table-cell office:value-type="string" calcext:value-type="string">
            <text:p>SERGIO ABREU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2 COLONIA</text:p>
          </table:table-cell>
          <table:table-cell office:value-type="string" calcext:value-type="string">
            <text:p>RICARDO PLANCHON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9 COLONIA</text:p>
          </table:table-cell>
          <table:table-cell office:value-type="string" calcext:value-type="string">
            <text:p>COLECTA- 19 COLONIA PARTIDO NACIONAL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19 COLONIA</text:p>
          </table:table-cell>
          <table:table-cell office:value-type="string" calcext:value-type="string">
            <text:p>MARIA DE LIMA</text:p>
          </table:table-cell>
          <table:table-cell office:value-type="float" office:value="158137" calcext:value-type="float">
            <text:p>15813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244 COLONIA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5 COLONIA</text:p>
          </table:table-cell>
          <table:table-cell office:value-type="string" calcext:value-type="string">
            <text:p>ANONIMA 1- 5 COLONIA PARTIDO NACIONAL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5 COLONIA</text:p>
          </table:table-cell>
          <table:table-cell office:value-type="string" calcext:value-type="string">
            <text:p>ANONIMA 2- 5 COLONIA PARTIDO NACIONAL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5 COLONIA</text:p>
          </table:table-cell>
          <table:table-cell office:value-type="string" calcext:value-type="string">
            <text:p>ANONIMA 3- 5 COLONIA PARTIDO NACIONAL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5 COLONIA</text:p>
          </table:table-cell>
          <table:table-cell office:value-type="string" calcext:value-type="string">
            <text:p>PRIMER SUPLENTE- 5 COLONIA PARTIDO NACIONA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5 COLONIA</text:p>
          </table:table-cell>
          <table:table-cell office:value-type="string" calcext:value-type="string">
            <text:p>PRIMER TITULAR LISTA 5 COLONIA PARTIDO NACIONA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2014 DURAZNO</text:p>
          </table:table-cell>
          <table:table-cell office:value-type="string" calcext:value-type="string">
            <text:p>ANA LAURA GADE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2014 DURAZNO</text:p>
          </table:table-cell>
          <table:table-cell office:value-type="string" calcext:value-type="string">
            <text:p>IGNACIO SPINOL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2014 DURAZNO</text:p>
          </table:table-cell>
          <table:table-cell office:value-type="string" calcext:value-type="string">
            <text:p>JUAN JOSE BRUN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2014 DURAZNO</text:p>
          </table:table-cell>
          <table:table-cell office:value-type="string" calcext:value-type="string">
            <text:p>MARIO MONSON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ANABELLA PRIETO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BENJAMIN IRAZABAL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BREEDERS ¬ PACKERS</text:p>
          </table:table-cell>
          <table:table-cell office:value-type="float" office:value="246000" calcext:value-type="float">
            <text:p>24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CARMELO VIDALIN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DOMINGO BOCCHIARDO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LUIS ITURRIA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MARIA RAMOS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RAUL MONTERO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 DURAZNO</text:p>
          </table:table-cell>
          <table:table-cell office:value-type="string" calcext:value-type="string">
            <text:p>SEBASTIAN ERVITI</text:p>
          </table:table-cell>
          <table:table-cell office:value-type="float" office:value="25500" calcext:value-type="float">
            <text:p>25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CLAUDIO PINEIR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DANIEL LANDONI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DOMINGO RIELLI</text:p>
          </table:table-cell>
          <table:table-cell office:value-type="float" office:value="31963" calcext:value-type="float">
            <text:p>31963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EBER DORAD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ENRIQUE ERRAMUSP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GABRIEL DIAZ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HEBER LA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IRMA SANCHEZ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MARIO DIAZ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40425 DURAZNO</text:p>
          </table:table-cell>
          <table:table-cell office:value-type="string" calcext:value-type="string">
            <text:p>OSCAR RODRIGUEZ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ALESSANDRO MAZZUL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CARLOS MAZZUL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DANIEL IRIBARREN</text:p>
          </table:table-cell>
          <table:table-cell office:value-type="float" office:value="71180" calcext:value-type="float">
            <text:p>7118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GABRIEL CASANOVA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JORGE MAZZUL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MARTIN IRIBARR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RICHARD PEREZ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RUBEN AGUILAR PEREZ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TEOFILO HENRY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2 FLORES</text:p>
          </table:table-cell>
          <table:table-cell office:value-type="string" calcext:value-type="string">
            <text:p>TERESA HERNANDEZ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903 FLORES</text:p>
          </table:table-cell>
          <table:table-cell office:value-type="string" calcext:value-type="string">
            <text:p>RIFAS- 1903 FLORES PARTIDO NACIONAL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903 FLORES</text:p>
          </table:table-cell>
          <table:table-cell office:value-type="string" calcext:value-type="string">
            <text:p>SERGIO ABREU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903 FLORES</text:p>
          </table:table-cell>
          <table:table-cell office:value-type="string" calcext:value-type="string">
            <text:p>VERONICA SÖRENSEN</text:p>
          </table:table-cell>
          <table:table-cell office:value-type="float" office:value="20541" calcext:value-type="float">
            <text:p>20541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404 FLORES</text:p>
          </table:table-cell>
          <table:table-cell office:value-type="string" calcext:value-type="string">
            <text:p>ARMANDO CASTAINGDEBAT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2014 FLORIDA</text:p>
          </table:table-cell>
          <table:table-cell office:value-type="string" calcext:value-type="string">
            <text:p>JESUS BETANCOR</text:p>
          </table:table-cell>
          <table:table-cell office:value-type="float" office:value="248835" calcext:value-type="float">
            <text:p>248835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244 FLORIDA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262 FLORIDA</text:p>
          </table:table-cell>
          <table:table-cell office:value-type="string" calcext:value-type="string">
            <text:p>GERMAN LAPASTA</text:p>
          </table:table-cell>
          <table:table-cell office:value-type="float" office:value="312699" calcext:value-type="float">
            <text:p>312699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262 FLORIDA</text:p>
          </table:table-cell>
          <table:table-cell office:value-type="string" calcext:value-type="string">
            <text:p>COCTAIL 6262 FLORIDA PARTIDO NACIONAL</text:p>
          </table:table-cell>
          <table:table-cell office:value-type="float" office:value="454000" calcext:value-type="float">
            <text:p>45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262 FLORIDA</text:p>
          </table:table-cell>
          <table:table-cell office:value-type="string" calcext:value-type="string">
            <text:p>FEDERICO RUBIO</text:p>
          </table:table-cell>
          <table:table-cell office:value-type="float" office:value="24230" calcext:value-type="float">
            <text:p>2423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262 FLORIDA</text:p>
          </table:table-cell>
          <table:table-cell office:value-type="string" calcext:value-type="string">
            <text:p>JOSE AROCENA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262 FLORIDA</text:p>
          </table:table-cell>
          <table:table-cell office:value-type="string" calcext:value-type="string">
            <text:p>MARIO IBARBURU</text:p>
          </table:table-cell>
          <table:table-cell office:value-type="float" office:value="24230" calcext:value-type="float">
            <text:p>2423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ALFREDO BRESCIA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ANONIMA 1- 662 FLORIDA PARTIDO NACION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ANONIMA 2- 662 FLORIDA PARTIDO NACION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ANONIMA 3- 662 FLORIDA PARTIDO NACION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CARLOS MARTINEZ TARTAGLIA DONACION DE MATERIALES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ISSAC IRLAND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662 FLORIDA</text:p>
          </table:table-cell>
          <table:table-cell office:value-type="string" calcext:value-type="string">
            <text:p>MARCELO MENDEZ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244 LAVALLEJA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ALEJANDRO MARTINE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ALFREDO VILLALB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ALICIA QUINIONE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ANDRES BERR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ANGELICA FRAN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CARLOS AROSE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CARLOS BOUBIE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EMILIO PEREZ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FABIAN GUER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FERNANDO LEZCA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GERMAN SE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JULIO FERNANDEZ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LUIS GUTIERRE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MARGARITA ALTEZ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MIRIAN OJED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ORLANDO RAMIREZ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RUBEN VER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SERGIO ABREU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SERGIO URRET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TERESA ARRILLAG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4 LAVALLEJA</text:p>
          </table:table-cell>
          <table:table-cell office:value-type="string" calcext:value-type="string">
            <text:p>VIRGINIA NAP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5158 LAVALLEJA</text:p>
          </table:table-cell>
          <table:table-cell office:value-type="string" calcext:value-type="string">
            <text:p>MARIO GARCIA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52 MALDONADO</text:p>
          </table:table-cell>
          <table:table-cell office:value-type="string" calcext:value-type="string">
            <text:p>SERGIO ABREU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1052 MALDONADO</text:p>
          </table:table-cell>
          <table:table-cell office:value-type="string" calcext:value-type="string">
            <text:p>VOTANTES DE LA LISTA DONACION DE MATERIALE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014 MALDONADO</text:p>
          </table:table-cell>
          <table:table-cell office:value-type="string" calcext:value-type="string">
            <text:p>LUIS CIMA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ALU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DANIEL CHIACCHIO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DIEGO ECHEVERRIA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EDUARDO COST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ELISABETH ARRIETA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ENRIQUE ANTIA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EVENTO 22 MALDONADO PARTIDO NACIONAL</text:p>
          </table:table-cell>
          <table:table-cell office:value-type="float" office:value="1124000" calcext:value-type="float">
            <text:p>112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GONZALO NAVARRETE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JESUS BENTANCUR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JOSE FORTI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LA ESPANOLA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MIGUEL PL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ROSARIO STORAC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2 MALDONADO</text:p>
          </table:table-cell>
          <table:table-cell office:value-type="string" calcext:value-type="string">
            <text:p>RUBEN PEREZ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CASARETTO FEDERIC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CENA HOTEL CONRAD- 23 MALDONADO PARTIDO NACIONAL</text:p>
          </table:table-cell>
          <table:table-cell office:value-type="float" office:value="2184000" calcext:value-type="float">
            <text:p>218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CENA RECAUDACION PIRIAPOLIS- 23 MALDONADO PARTIDO NACIONAL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JOSE BORSARI- CANDIDATO- 23 MALDONADO PARTIDO NACIONAL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JOSE HUALDE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RODRIGO BLAS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3 MALDONADO</text:p>
          </table:table-cell>
          <table:table-cell office:value-type="string" calcext:value-type="string">
            <text:p>RODRIGUEZ NELS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44 MALDONADO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2903 MALDONADO</text:p>
          </table:table-cell>
          <table:table-cell office:value-type="string" calcext:value-type="string">
            <text:p>PRIMER TITULAR LISTA 2903 MALDONADO PARTIDO NACIONAL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A. GONZALEZ POLO LOG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ABORGAMA -MESA CENT.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AGROLAND</text:p>
          </table:table-cell>
          <table:table-cell office:value-type="float" office:value="73500" calcext:value-type="float">
            <text:p>735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CENA 40 MALDONADO FRENTE AMPLIO</text:p>
          </table:table-cell>
          <table:table-cell office:value-type="float" office:value="220500" calcext:value-type="float">
            <text:p>2205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DIEGO RODRIGUEZ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ECO TECNO</text:p>
          </table:table-cell>
          <table:table-cell office:value-type="float" office:value="29400" calcext:value-type="float">
            <text:p>294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FELIPE MERCADER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FERNANDO MASSA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JAVIER GARCIA DONACION MATERIALES</text:p>
          </table:table-cell>
          <table:table-cell office:value-type="float" office:value="690000" calcext:value-type="float">
            <text:p>69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JORGE FERNANDEZ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JUAN BURGUENO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LOIS SALU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ARCELO PUPPO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ARIO FONTE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ICHEL TOBAL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IGUEL LOINAS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ILAT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OBY DICK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MORGAN MARTINEZ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PETER TURNER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POLAKOF Y CIA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RICARDO SPOSTO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RICARDO WEIS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SACEEM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SELENZA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TERRAMAR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TRACOVIAX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VITO ATIJA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40 MALDONADO</text:p>
          </table:table-cell>
          <table:table-cell office:value-type="string" calcext:value-type="string">
            <text:p>WALTER ZEINAL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003 MALDONADO</text:p>
          </table:table-cell>
          <table:table-cell office:value-type="string" calcext:value-type="string">
            <text:p>PRIMER TITULAR LISTA 9003 MALDONADO PARTIDO NACIONA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9003 MALDONADO</text:p>
          </table:table-cell>
          <table:table-cell office:value-type="string" calcext:value-type="string">
            <text:p>SEGUNDO TITULAR- 9003 MALDONADO PARTIDO NACIONA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014 MONTEVIDEO</text:p>
          </table:table-cell>
          <table:table-cell office:value-type="string" calcext:value-type="string">
            <text:p>VERONICA ALONSO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244 MONTEVIDEO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3 MONTEVIDEO</text:p>
          </table:table-cell>
          <table:table-cell office:value-type="string" calcext:value-type="string">
            <text:p>ERNESTO LORENZO DONACION MATERIALES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3 MONTEVIDEO</text:p>
          </table:table-cell>
          <table:table-cell office:value-type="string" calcext:value-type="string">
            <text:p>FRANCISCO GALLINAL</text:p>
          </table:table-cell>
          <table:table-cell office:value-type="float" office:value="538010" calcext:value-type="float">
            <text:p>5380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3 MONTEVIDEO</text:p>
          </table:table-cell>
          <table:table-cell office:value-type="string" calcext:value-type="string">
            <text:p>MARTIN FERNANDEZ DONACION MATERIALES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35 MONTEVIDEO</text:p>
          </table:table-cell>
          <table:table-cell office:value-type="string" calcext:value-type="string">
            <text:p>GRACIELA GUI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44 RIFAS- 40 MONTEVIDEO PARTIDO NACIONAL</text:p>
          </table:table-cell>
          <table:table-cell office:value-type="float" office:value="123200" calcext:value-type="float">
            <text:p>1232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- 40 MONTEVIDEO PARTIDO NACIONAL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0- 40 MONTEVIDEO PARTIDO NACIONAL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1- 40 MONTEVIDEO PARTIDO NACIONAL</text:p>
          </table:table-cell>
          <table:table-cell office:value-type="float" office:value="9604" calcext:value-type="float">
            <text:p>9604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2- 40 MONTEVIDEO PARTIDO NACIONA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3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4- 40 MONTEVIDEO PARTIDO NACIONAL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5- 40 MONTEVIDEO PARTIDO NACIONAL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6- 40 MONTEVIDEO PARTIDO NACIONAL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7- 40 MONTEVIDEO PARTIDO NACIONAL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8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19- 40 MONTEVIDEO PARTIDO NACION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0- 40 MONTEVIDEO PARTIDO NACIONA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1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2- 40 MONTEVIDEO PARTIDO NACIONAL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3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4- 40 MONTEVIDEO PARTIDO NACIONA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25- 40 MONTEVIDEO PARTIDO NACIONAL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3- 40 MONTEVIDEO PARTIDO NACIONAL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4- 40 MONTEVIDEO PARTIDO NACIONAL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5- 40 MONTEVIDEO PARTIDO NACIONAL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6- 40 MONTEVIDEO PARTIDO NACIONA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7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8- 40 MONTEVIDEO PARTIDO NAC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ANONIMA 9- 40 MONTEVIDEO PARTIDO NACIONA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CARLOS E BADARACCO DONACION MATERIAL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CARLOS REYES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CIPRIANO GONI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HORACIO GONI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JAVIER GARCIA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JORGE PEREIRA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JUAN CURBELO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JUAN PABLO GUTIERREZ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RODRIGO ECHENAGUSIA</text:p>
          </table:table-cell>
          <table:table-cell office:value-type="float" office:value="42500" calcext:value-type="float">
            <text:p>42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RODRIGO GONI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 MONTEVIDEO</text:p>
          </table:table-cell>
          <table:table-cell office:value-type="string" calcext:value-type="string">
            <text:p>SEBASTIAN DA SILVA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BITAB S.A.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LEJANDRO BZUROVSKI</text:p>
          </table:table-cell>
          <table:table-cell office:value-type="float" office:value="73328" calcext:value-type="float">
            <text:p>73328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LEJO FERBER</text:p>
          </table:table-cell>
          <table:table-cell office:value-type="float" office:value="25350" calcext:value-type="float">
            <text:p>25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LVARO DELGADO</text:p>
          </table:table-cell>
          <table:table-cell office:value-type="float" office:value="1269000" calcext:value-type="float">
            <text:p>1269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NGEL DOMINGUEZ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ARTIZI</text:p>
          </table:table-cell>
          <table:table-cell office:value-type="float" office:value="93115" calcext:value-type="float">
            <text:p>93115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CIBELES S.A.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COCKTAIL- 404 MONTEVIDEO PARTIDO NACIONAL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CONRADO FERBER</text:p>
          </table:table-cell>
          <table:table-cell office:value-type="float" office:value="25350" calcext:value-type="float">
            <text:p>2535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DANIEL SZTERM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DIEGO IRAZOQUI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GRACIELA BIANCHI</text:p>
          </table:table-cell>
          <table:table-cell office:value-type="float" office:value="687000" calcext:value-type="float">
            <text:p>68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GUSSTAVO PAGANI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GUSTAVO POTRIE</text:p>
          </table:table-cell>
          <table:table-cell office:value-type="float" office:value="63240" calcext:value-type="float">
            <text:p>6324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HUGO FRESIA</text:p>
          </table:table-cell>
          <table:table-cell office:value-type="float" office:value="38725" calcext:value-type="float">
            <text:p>3872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JOSE GARBARINO</text:p>
          </table:table-cell>
          <table:table-cell office:value-type="float" office:value="32523" calcext:value-type="float">
            <text:p>3252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LEMA</text:p>
          </table:table-cell>
          <table:table-cell office:value-type="float" office:value="673000" calcext:value-type="float">
            <text:p>673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MANUEL LUSSICH</text:p>
          </table:table-cell>
          <table:table-cell office:value-type="float" office:value="43254" calcext:value-type="float">
            <text:p>43254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MARTHA BILLOTT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MIGUEL MARTIRENA</text:p>
          </table:table-cell>
          <table:table-cell office:value-type="float" office:value="38235" calcext:value-type="float">
            <text:p>3823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MIGUEL SANGINETTI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OLAIZOLA</text:p>
          </table:table-cell>
          <table:table-cell office:value-type="float" office:value="426000" calcext:value-type="float">
            <text:p>42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OMAR DELG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RODRIGO HERRO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404 MONTEVIDEO</text:p>
          </table:table-cell>
          <table:table-cell office:value-type="string" calcext:value-type="string">
            <text:p>TERESA DE AMEAU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504504 MONTEVIDEO</text:p>
          </table:table-cell>
          <table:table-cell office:value-type="string" calcext:value-type="string">
            <text:p>ALEM GARCI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BONOS $2460 X 60 TICKETS- 71 MONTEVIDEO</text:p>
          </table:table-cell>
          <table:table-cell office:value-type="float" office:value="147600" calcext:value-type="float">
            <text:p>1476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GUSTAVO BORSARI</text:p>
          </table:table-cell>
          <table:table-cell office:value-type="float" office:value="245070" calcext:value-type="float">
            <text:p>24507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GUSTAVO PENADES</text:p>
          </table:table-cell>
          <table:table-cell office:value-type="float" office:value="637182" calcext:value-type="float">
            <text:p>637182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JAIME TROBO</text:p>
          </table:table-cell>
          <table:table-cell office:value-type="float" office:value="245070" calcext:value-type="float">
            <text:p>24507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LUIS A. HEBER</text:p>
          </table:table-cell>
          <table:table-cell office:value-type="float" office:value="245070" calcext:value-type="float">
            <text:p>24507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71 MONTEVIDEO</text:p>
          </table:table-cell>
          <table:table-cell office:value-type="string" calcext:value-type="string">
            <text:p>MARTIN NYCZKA</text:p>
          </table:table-cell>
          <table:table-cell office:value-type="float" office:value="368715" calcext:value-type="float">
            <text:p>36871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903 MONTEVIDEO</text:p>
          </table:table-cell>
          <table:table-cell office:value-type="string" calcext:value-type="string">
            <text:p>PRIMER TITULAR- LISTA 903 MONTEVIDEO PARTIDO NACIONAL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04 PAYSANDU</text:p>
          </table:table-cell>
          <table:table-cell office:value-type="string" calcext:value-type="string">
            <text:p>MARIA ALVAREZ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04 PAYSANDU</text:p>
          </table:table-cell>
          <table:table-cell office:value-type="string" calcext:value-type="string">
            <text:p>NICOLAS OLIVERA</text:p>
          </table:table-cell>
          <table:table-cell office:value-type="float" office:value="356460" calcext:value-type="float">
            <text:p>35646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04 PAYSANDU</text:p>
          </table:table-cell>
          <table:table-cell office:value-type="string" calcext:value-type="string">
            <text:p>ROQUE JESUS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ANONIMA 1- 2014 PAYSANDU PARTIDO NACIONAL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ANONIMA 2- 2014 PAYSANDU PARTIDO NACIONAL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DANIEL ARCIERI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DAVID DOTI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FERNANDO SALVATIERR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GUSTAVO Y OSCAR TESKE </text:p>
          </table:table-cell>
          <table:table-cell office:value-type="float" office:value="37053" calcext:value-type="float">
            <text:p>37053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LUIS ARTOLA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MIGUEL OTEGUI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014 PAYSANDU</text:p>
          </table:table-cell>
          <table:table-cell office:value-type="string" calcext:value-type="string">
            <text:p>NEPOMUCENO SARAVIA</text:p>
          </table:table-cell>
          <table:table-cell office:value-type="float" office:value="24410" calcext:value-type="float">
            <text:p>2441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244 PAYSANDU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33 PAYSANDU</text:p>
          </table:table-cell>
          <table:table-cell office:value-type="string" calcext:value-type="string">
            <text:p>JORGE GENOUD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33 PAYSANDU</text:p>
          </table:table-cell>
          <table:table-cell office:value-type="string" calcext:value-type="string">
            <text:p>SERGIO ABREU</text:p>
          </table:table-cell>
          <table:table-cell office:value-type="float" office:value="95600" calcext:value-type="float">
            <text:p>956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404 PAYSANDU</text:p>
          </table:table-cell>
          <table:table-cell office:value-type="string" calcext:value-type="string">
            <text:p>ANONIMA 404 PAYSANDU PARTIDO NACIONAL</text:p>
          </table:table-cell>
          <table:table-cell office:value-type="float" office:value="374525" calcext:value-type="float">
            <text:p>374525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404 PAYSANDU</text:p>
          </table:table-cell>
          <table:table-cell office:value-type="string" calcext:value-type="string">
            <text:p>PRIVADO 1- CANDIDATO 404 PAYSANDU PARTIDO NACIONAL</text:p>
          </table:table-cell>
          <table:table-cell office:value-type="float" office:value="175300" calcext:value-type="float">
            <text:p>1753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404 PAYSANDU</text:p>
          </table:table-cell>
          <table:table-cell office:value-type="string" calcext:value-type="string">
            <text:p>PRIVADO 2- CANDIDATO 404 PAYSANDU PARTIDO NACIONAL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ANONIMA 1-71 PAYSANDU PARTIDO NACION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ANONIMA 2-71 PAYSANDU PARTIDO NACIONA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ANONIMA 3-71 PAYSANDU PARTIDO NACION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GUILLERMO URRUT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MARCELO TORTORELLA</text:p>
          </table:table-cell>
          <table:table-cell office:value-type="float" office:value="101500" calcext:value-type="float">
            <text:p>1015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RIFAS- 71 PAYSANDU PARTIDO NACIONAL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1 PAYSANDU</text:p>
          </table:table-cell>
          <table:table-cell office:value-type="string" calcext:value-type="string">
            <text:p>VENTA DE POLLOS - 71 PAYSANDU PARTIDO NACIONAL</text:p>
          </table:table-cell>
          <table:table-cell office:value-type="float" office:value="35860" calcext:value-type="float">
            <text:p>3586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72 PAYSANDU</text:p>
          </table:table-cell>
          <table:table-cell office:value-type="string" calcext:value-type="string">
            <text:p>RIFAS- 72 PAYSANDU PARTIDO NACIONAL</text:p>
          </table:table-cell>
          <table:table-cell office:value-type="float" office:value="206869" calcext:value-type="float">
            <text:p>206869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201458 RIO NEGRO</text:p>
          </table:table-cell>
          <table:table-cell office:value-type="string" calcext:value-type="string">
            <text:p>CEREOIL </text:p>
          </table:table-cell>
          <table:table-cell office:value-type="float" office:value="73548" calcext:value-type="float">
            <text:p>73548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201458 RIO NEGRO</text:p>
          </table:table-cell>
          <table:table-cell office:value-type="string" calcext:value-type="string">
            <text:p>LAFLUF OMAR</text:p>
          </table:table-cell>
          <table:table-cell office:value-type="float" office:value="617635" calcext:value-type="float">
            <text:p>617635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33 RIO NEGRO</text:p>
          </table:table-cell>
          <table:table-cell office:value-type="string" calcext:value-type="string">
            <text:p>FRANCISCO GALLINAL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33 RIO NEGRO</text:p>
          </table:table-cell>
          <table:table-cell office:value-type="string" calcext:value-type="string">
            <text:p>HUGO HORNOS</text:p>
          </table:table-cell>
          <table:table-cell office:value-type="float" office:value="116717" calcext:value-type="float">
            <text:p>11671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404 RIO NEGRO</text:p>
          </table:table-cell>
          <table:table-cell office:value-type="string" calcext:value-type="string">
            <text:p>DANIEL MANANA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404 RIO NEGRO</text:p>
          </table:table-cell>
          <table:table-cell office:value-type="string" calcext:value-type="string">
            <text:p>SUCESORES BORDOLI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50 RIO NEGRO</text:p>
          </table:table-cell>
          <table:table-cell office:value-type="string" calcext:value-type="string">
            <text:p>1500 NUMEROS RIFAS- 50 RIO NEGRO PARTIDO NACIONAL</text:p>
          </table:table-cell>
          <table:table-cell office:value-type="float" office:value="124415" calcext:value-type="float">
            <text:p>124415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50 RIO NEGRO</text:p>
          </table:table-cell>
          <table:table-cell office:value-type="string" calcext:value-type="string">
            <text:p>VENTA DE POLLOS- 50 RIO NEGRO PARTIDO NACIONAL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15 RIVERA</text:p>
          </table:table-cell>
          <table:table-cell office:value-type="string" calcext:value-type="string">
            <text:p>GERARDO AMARILLA</text:p>
          </table:table-cell>
          <table:table-cell office:value-type="float" office:value="264155" calcext:value-type="float">
            <text:p>264155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15 RIVERA</text:p>
          </table:table-cell>
          <table:table-cell office:value-type="string" calcext:value-type="string">
            <text:p>LUIS LACALLE POU</text:p>
          </table:table-cell>
          <table:table-cell office:value-type="float" office:value="345000" calcext:value-type="float">
            <text:p>34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15000 RIVERA</text:p>
          </table:table-cell>
          <table:table-cell office:value-type="string" calcext:value-type="string">
            <text:p>FERNANDO ARAUJ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15000 RIVERA</text:p>
          </table:table-cell>
          <table:table-cell office:value-type="string" calcext:value-type="string">
            <text:p>JUAN CARLOS SIA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15000 RIVERA</text:p>
          </table:table-cell>
          <table:table-cell office:value-type="string" calcext:value-type="string">
            <text:p>MARIANO CAMACHO</text:p>
          </table:table-cell>
          <table:table-cell office:value-type="float" office:value="48900" calcext:value-type="float">
            <text:p>489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244 RIVERA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2014 ROCHA</text:p>
          </table:table-cell>
          <table:table-cell office:value-type="string" calcext:value-type="string">
            <text:p>JOSE L. MOLIN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244 ROCHA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504504 ROCHA</text:p>
          </table:table-cell>
          <table:table-cell office:value-type="string" calcext:value-type="string">
            <text:p>ALEM GARCIA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71 ROCHA</text:p>
          </table:table-cell>
          <table:table-cell office:value-type="string" calcext:value-type="string">
            <text:p>PRIMER SUPLENTE- 71 ROCHA PARTIDO NACIONAL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71 ROCHA</text:p>
          </table:table-cell>
          <table:table-cell office:value-type="string" calcext:value-type="string">
            <text:p>PRIMER TITULAR LISTA 71 ROCHA PARTIDO NACIONAL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903 ROCHA</text:p>
          </table:table-cell>
          <table:table-cell office:value-type="string" calcext:value-type="string">
            <text:p>PRIMER TITULAR- LISTA 903 ROCHA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2014 SALTO</text:p>
          </table:table-cell>
          <table:table-cell office:value-type="string" calcext:value-type="string">
            <text:p>RODRIGO GONI (2)</text:p>
          </table:table-cell>
          <table:table-cell office:value-type="float" office:value="468136" calcext:value-type="float">
            <text:p>46813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244 SALTO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ANDRES PRATI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ARTURO ALTUN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CARLOS ALBISU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CARLOS GELPI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CARLOS SILV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JORGE MOLLER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404 SALTO</text:p>
          </table:table-cell>
          <table:table-cell office:value-type="string" calcext:value-type="string">
            <text:p>LILIANA DESIDERI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903 SALTO</text:p>
          </table:table-cell>
          <table:table-cell office:value-type="string" calcext:value-type="string">
            <text:p>JOSE MARIA UBICI</text:p>
          </table:table-cell>
          <table:table-cell office:value-type="float" office:value="31900" calcext:value-type="float">
            <text:p>319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903 SALTO</text:p>
          </table:table-cell>
          <table:table-cell office:value-type="string" calcext:value-type="string">
            <text:p>SERGIO ABREU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222014 SAN JOSE</text:p>
          </table:table-cell>
          <table:table-cell office:value-type="string" calcext:value-type="string">
            <text:p>CARLOS CAMY</text:p>
          </table:table-cell>
          <table:table-cell office:value-type="float" office:value="85407" calcext:value-type="float">
            <text:p>85407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244 SAN JOSE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404 SAN JOSE</text:p>
          </table:table-cell>
          <table:table-cell office:value-type="string" calcext:value-type="string">
            <text:p>J. FALER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MINATIVA PERSONA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12800" calcext:value-type="float">
            <text:p>12800</text:p>
          </table:table-cell>
          <table:table-cell table:style-name="ce1" office:value-type="float" office:value="4266666667" calcext:value-type="float">
            <text:p>4.266.666.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404 SAN JOSE</text:p>
          </table:table-cell>
          <table:table-cell office:value-type="string" calcext:value-type="string">
            <text:p>R. BASIGALUP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72 SAN JOSE</text:p>
          </table:table-cell>
          <table:table-cell office:value-type="string" calcext:value-type="string">
            <text:p>MANUEL LARRE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ADRIAN LACA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ALFREDO CIBIL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BONO ALEJANDRA COMAS- 903 SAN JOSE PARTIDO NACIONAL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BONO ANA INES ZORRILLA- 903 SAN JOSE PARTIDO NACIONAL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BONO ANA INES ZORRILLA- 903 SAN JOSE PARTIDO NACIONAL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BONO MARIA MARTA COMAS- 903 SAN JOSE PARTIDO NACIONAL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BONO MARTIN PEREZ DEL CASTILLO- 903 SAN JOSE PARTIDO NACION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DANIEL TURCATTI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MARTIN <text:s/>ACOS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NUMMI S.A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903 SAN JOSE</text:p>
          </table:table-cell>
          <table:table-cell office:value-type="string" calcext:value-type="string">
            <text:p>RAUL ZORRILLA DE SAN MARTIN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2903 SORIANO</text:p>
          </table:table-cell>
          <table:table-cell office:value-type="string" calcext:value-type="string">
            <text:p>MIGUEL RONDAN</text:p>
          </table:table-cell>
          <table:table-cell office:value-type="float" office:value="96348" calcext:value-type="float">
            <text:p>96348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404 SORIANO</text:p>
          </table:table-cell>
          <table:table-cell office:value-type="string" calcext:value-type="string">
            <text:p>ANONIMA 1- 404 SORIANO PARTIDO NACIONAL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903 SORIANO</text:p>
          </table:table-cell>
          <table:table-cell office:value-type="string" calcext:value-type="string">
            <text:p>GUILLERMO BESOZZI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93 SORIANO</text:p>
          </table:table-cell>
          <table:table-cell office:value-type="string" calcext:value-type="string">
            <text:p>JESUS BENAVEN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904 TACUAREMBO</text:p>
          </table:table-cell>
          <table:table-cell office:value-type="string" calcext:value-type="string">
            <text:p>DARIO FERRAZ BRAGA PRESTAM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1904 TACUAREMBO</text:p>
          </table:table-cell>
          <table:table-cell office:value-type="string" calcext:value-type="string">
            <text:p>SERGIO ABREU</text:p>
          </table:table-cell>
          <table:table-cell office:value-type="float" office:value="71200" calcext:value-type="float">
            <text:p>712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244 TACUAREMBO</text:p>
          </table:table-cell>
          <table:table-cell office:value-type="string" calcext:value-type="string">
            <text:p>ALVARO GERMANO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504206 TACUAREMBO</text:p>
          </table:table-cell>
          <table:table-cell office:value-type="string" calcext:value-type="string">
            <text:p>ALEM GARCI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504206 TACUAREMBO</text:p>
          </table:table-cell>
          <table:table-cell office:value-type="string" calcext:value-type="string">
            <text:p>JORGE NESTOR SERPA PEREIR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5050 TACUAREMBO</text:p>
          </table:table-cell>
          <table:table-cell office:value-type="string" calcext:value-type="string">
            <text:p>JUAN ANTONIO OTEGUI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5050 TACUAREMBO</text:p>
          </table:table-cell>
          <table:table-cell office:value-type="string" calcext:value-type="string">
            <text:p>WILSON APARICIO EZQUERR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ABITAB S.A.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ALIAN S.A.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BALUMA SA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CENA RECAUDACION- FORMULA LUIS LACALLE POU- LARRAÑAGA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ANON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COSTAURBANA SHOPPING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CPA FERRERE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DEVOTO HERMANOS S.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EXPRINTER S.A.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FERNANDO BLANC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FRIGORIFICO SCHNECK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HASPERY S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JOSE POLLAK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LABORATORIO ROEMMER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LUIS LACALLE POU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NICOLAS MARTINEZ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NIREA S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PARQUE DE LAS CIENCIA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ROBERTO WEI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SAMAN S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SCHANDY SA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SUPERMERCADO DISC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GU S.A.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URUFARMA S.A.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MINATIVA EMPRES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EM GARCIA</text:p>
          </table:table-cell>
          <table:table-cell office:value-type="string" calcext:value-type="string">
            <text:p>ALEM GARCI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EM GARCIA</text:p>
          </table:table-cell>
          <table:table-cell office:value-type="string" calcext:value-type="string">
            <text:p>LIBER GONZALE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EM GARCIA</text:p>
          </table:table-cell>
          <table:table-cell office:value-type="string" calcext:value-type="string">
            <text:p>SUSANA AMESTO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EM GARCIA</text:p>
          </table:table-cell>
          <table:table-cell office:value-type="string" calcext:value-type="string">
            <text:p>YOLANDA LOUREIR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ALVARO GERMANO</text:p>
          </table:table-cell>
          <table:table-cell office:value-type="string" calcext:value-type="string">
            <text:p>ALVARO GERMANO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RGE LARRAÑAGA</text:p>
          </table:table-cell>
          <table:table-cell office:value-type="string" calcext:value-type="string">
            <text:p>CENA RECAUDACION- SENADO LARRANAGA PARTIDO NACIONAL</text:p>
          </table:table-cell>
          <table:table-cell office:value-type="float" office:value="2956800" calcext:value-type="float">
            <text:p>2956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JORGE LARRAÑAGA</text:p>
          </table:table-cell>
          <table:table-cell office:value-type="string" calcext:value-type="string">
            <text:p>SORTEO FORMULA LACALLE- LARRANAGA- SENADO LARRANAGA PARTIDO NACIONAL</text:p>
          </table:table-cell>
          <table:table-cell office:value-type="float" office:value="2236800" calcext:value-type="float">
            <text:p>22368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odo el país</text:p>
          </table:table-cell>
          <table:table-cell office:value-type="string" calcext:value-type="string">
            <text:p>SENADO SERGIO ABREU</text:p>
          </table:table-cell>
          <table:table-cell office:value-type="string" calcext:value-type="string">
            <text:p>SERGIO ABREU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1 TREINTA Y TRES</text:p>
          </table:table-cell>
          <table:table-cell office:value-type="string" calcext:value-type="string">
            <text:p>ANIBAL BENTOS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1 TREINTA Y TRES</text:p>
          </table:table-cell>
          <table:table-cell office:value-type="string" calcext:value-type="string">
            <text:p>ANIBAL BENTOS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1 TREINTA Y TRES</text:p>
          </table:table-cell>
          <table:table-cell office:value-type="string" calcext:value-type="string">
            <text:p>MARIA ROMAN DONACION DE MATERIAL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1 TREINTA Y TRES</text:p>
          </table:table-cell>
          <table:table-cell office:value-type="string" calcext:value-type="string">
            <text:p>RIFAS- 61 TREINTA Y TRES PARTIDO NACIONA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RIFAS, BONOS, CE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61 TREINTA Y TRES</text:p>
          </table:table-cell>
          <table:table-cell office:value-type="string" calcext:value-type="string">
            <text:p>SERGIO ABREU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NOMINATIVA PERS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71 TREINTA Y TRES</text:p>
          </table:table-cell>
          <table:table-cell office:value-type="string" calcext:value-type="string">
            <text:p>PRIMER TITULAR LISTA 71 TREINTA Y TRES PARTIDO NACIONAL</text:p>
          </table:table-cell>
          <table:table-cell office:value-type="float" office:value="217746" calcext:value-type="float">
            <text:p>217746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88 TREINTA Y TRES</text:p>
          </table:table-cell>
          <table:table-cell office:value-type="string" calcext:value-type="string">
            <text:p>EDGARDO MIER</text:p>
          </table:table-cell>
          <table:table-cell office:value-type="float" office:value="564682" calcext:value-type="float">
            <text:p>564682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88 TREINTA Y TRES</text:p>
          </table:table-cell>
          <table:table-cell office:value-type="string" calcext:value-type="string">
            <text:p>FERNANDO CUELLO</text:p>
          </table:table-cell>
          <table:table-cell office:value-type="float" office:value="627462" calcext:value-type="float">
            <text:p>627462</text:p>
          </table:table-cell>
          <table:table-cell office:value-type="string" calcext:value-type="string">
            <text:p>CANDIDATO CARGO ELECTIVO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60" calcext:value-type="float">
            <text:p>1760</text:p>
          </table:table-cell>
          <table:table-cell office:value-type="float" office:value="14080" calcext:value-type="float">
            <text:p>14080</text:p>
          </table:table-cell>
          <table:table-cell table:style-name="ce1" office:value-type="float" office:value="4693333333" calcext:value-type="float">
            <text:p>4.693.333.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88 TREINTA Y TRES</text:p>
          </table:table-cell>
          <table:table-cell office:value-type="string" calcext:value-type="string">
            <text:p>MABEL QUINTELA</text:p>
          </table:table-cell>
          <table:table-cell office:value-type="float" office:value="363430" calcext:value-type="float">
            <text:p>363430</text:p>
          </table:table-cell>
          <table:table-cell office:value-type="string" calcext:value-type="string">
            <text:p>CANDIDATO CARGO ELECTIVO</text:p>
          </table:table-cell>
          <table:table-cell table:number-columns-repeated="1018"/>
        </table:table-row>
        <table:table-row table:style-name="ro1" table:number-rows-repeated="10469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NUEVO_ARISTAS_Y_NODOS_11.11.2015" table:base-cell-address="$Hoja1.$A$1" table:cell-range-address="$Hoja1.$A$1:.$K$158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UY">
      <number:day number:style="long"/>
      <number:text>-</number:text>
      <number:month number:textual="true"/>
    </number:date-style>
    <number:date-style style:name="N10113" number:language="es" number:country="UY">
      <number:month number:textual="true"/>
      <number:text>-</number:text>
      <number:year/>
    </number:date-style>
    <number:date-style style:name="N10114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5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6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7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8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UY">
      <loext:text> </loext:text>
      <loext:fill-character> </loext:fill-character>
      <number:text>- </number:text>
    </number:number-style>
    <number:text-style style:name="N10119" number:language="es" number:country="UY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UY">
      <loext:text> $U </loext:text>
      <loext:fill-character> </loext:fill-character>
      <number:text>- </number:text>
    </number:number-style>
    <number:text-style style:name="N10120" number:language="es" number:country="UY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UY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UY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UY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UY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UY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dc:creator>Toshiba</dc:creator>
    <meta:creation-date>2016-11-03T16:26:01</meta:creation-date>
    <dc:date>2016-11-04T19:14:49</dc:date>
    <meta:generator>LibreOffice/5.2.2.2$Linux_X86_64 LibreOffice_project/20m0$Build-2</meta:generator>
    <meta:document-statistic meta:table-count="1" meta:cell-count="94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